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Verdana" svg:font-family="Verdana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Verdana" officeooo:rsid="00075323" officeooo:paragraph-rsid="00075323"/>
    </style:style>
    <style:style style:name="P2" style:family="paragraph" style:parent-style-name="Standard" style:list-style-name="L1">
      <style:text-properties style:font-name="Verdana" officeooo:rsid="00075323" officeooo:paragraph-rsid="00075323"/>
    </style:style>
    <style:style style:name="P3" style:family="paragraph" style:parent-style-name="Standard">
      <style:text-properties style:font-name="Verdana" fo:font-size="11pt" officeooo:rsid="001920e1" officeooo:paragraph-rsid="001920e1" style:font-size-asian="11pt" style:font-size-complex="11pt"/>
    </style:style>
    <style:style style:name="P4" style:family="paragraph" style:parent-style-name="Standard">
      <style:text-properties style:font-name="Verdana" fo:font-size="10.5pt" officeooo:rsid="00075323" style:font-size-asian="10.5pt" style:font-size-complex="10.5pt"/>
    </style:style>
    <style:style style:name="P5" style:family="paragraph" style:parent-style-name="Standard">
      <style:text-properties style:font-name="Verdana" fo:font-size="10.5pt" officeooo:rsid="001920e1" officeooo:paragraph-rsid="001920e1" style:font-size-asian="10.5pt" style:font-size-complex="10.5pt"/>
    </style:style>
    <style:style style:name="P6" style:family="paragraph" style:parent-style-name="Standard">
      <style:text-properties fo:color="#000000" style:font-name="Courier New" fo:font-size="10pt" style:font-size-asian="10pt" fo:background-color="#ffffff"/>
    </style:style>
    <style:style style:name="P7" style:family="paragraph" style:parent-style-name="Standard">
      <style:text-properties fo:color="#000000" style:font-name="Courier New" fo:font-size="11pt" fo:font-weight="normal" style:font-size-asian="11pt" style:font-weight-asian="normal" style:font-size-complex="11pt" fo:background-color="#ffffff"/>
    </style:style>
    <style:style style:name="P8" style:family="paragraph" style:parent-style-name="Standard">
      <style:text-properties fo:color="#000000" style:font-name="Courier New" fo:font-size="11pt" style:font-size-asian="11pt" style:font-size-complex="11pt" fo:background-color="#ffffff"/>
    </style:style>
    <style:style style:name="P9" style:family="paragraph" style:parent-style-name="Standard">
      <style:text-properties fo:color="#000000" style:font-name="Verdana" fo:font-size="12pt" fo:font-weight="bold" officeooo:rsid="001920e1" officeooo:paragraph-rsid="001920e1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>
      <style:text-properties fo:font-size="11pt" officeooo:paragraph-rsid="00075323" style:font-size-asian="11pt" style:font-size-complex="11pt"/>
    </style:style>
    <style:style style:name="P12" style:family="paragraph" style:parent-style-name="Standard">
      <style:text-properties fo:font-size="11pt" officeooo:paragraph-rsid="00097b34" style:font-size-asian="11pt" style:font-size-complex="11pt"/>
    </style:style>
    <style:style style:name="P13" style:family="paragraph" style:parent-style-name="Standard">
      <style:text-properties fo:font-size="11pt" officeooo:paragraph-rsid="000a267a" style:font-size-asian="11pt" style:font-size-complex="11pt"/>
    </style:style>
    <style:style style:name="P14" style:family="paragraph" style:parent-style-name="Standard">
      <style:text-properties fo:font-size="11pt" officeooo:paragraph-rsid="000c95c3" style:font-size-asian="11pt" style:font-size-complex="11pt"/>
    </style:style>
    <style:style style:name="P15" style:family="paragraph" style:parent-style-name="Standard">
      <style:text-properties fo:font-size="10.5pt" style:font-size-asian="10.5pt" style:font-size-complex="10.5pt"/>
    </style:style>
    <style:style style:name="P16" style:family="paragraph" style:parent-style-name="Standard">
      <loext:graphic-properties draw:fill="none"/>
      <style:paragraph-properties fo:margin-left="-0.9cm" fo:margin-right="0cm" fo:text-indent="-0.101cm" style:auto-text-indent="false" fo:background-color="transparent"/>
      <style:text-properties style:font-name="Verdana" officeooo:rsid="00075323" officeooo:paragraph-rsid="00075323"/>
    </style:style>
    <style:style style:name="P17" style:family="paragraph" style:parent-style-name="Standard">
      <loext:graphic-properties draw:fill="none"/>
      <style:paragraph-properties fo:margin-left="-0.9cm" fo:margin-right="0cm" fo:text-indent="-0.101cm" style:auto-text-indent="false" fo:background-color="transparent"/>
      <style:text-properties style:font-name="Verdana" fo:font-weight="bold" officeooo:rsid="00075323" officeooo:paragraph-rsid="00075323" style:font-weight-asian="bold" style:font-weight-complex="bold"/>
    </style:style>
    <style:style style:name="P18" style:family="paragraph" style:parent-style-name="Standard" style:master-page-name="">
      <loext:graphic-properties draw:fill="none"/>
      <style:paragraph-properties fo:margin-left="-0.9cm" fo:margin-right="0cm" fo:text-indent="-0.101cm" style:auto-text-indent="false" style:page-number="auto" fo:background-color="transparent"/>
      <style:text-properties style:font-name="Verdana" officeooo:rsid="00075323" officeooo:paragraph-rsid="00075323"/>
    </style:style>
    <style:style style:name="P19" style:family="paragraph" style:parent-style-name="Standard">
      <loext:graphic-properties draw:fill="none"/>
      <style:paragraph-properties fo:margin-left="-1cm" fo:margin-right="0cm" fo:text-indent="0cm" style:auto-text-indent="false" fo:background-color="transparent">
        <style:tab-stops/>
      </style:paragraph-properties>
      <style:text-properties style:font-name="Verdana" fo:font-size="11pt" officeooo:rsid="00075323" officeooo:paragraph-rsid="00075323" style:font-size-asian="11pt" style:font-size-complex="11pt"/>
    </style:style>
    <style:style style:name="P20" style:family="paragraph" style:parent-style-name="Standard">
      <loext:graphic-properties draw:fill="none"/>
      <style:paragraph-properties fo:margin-left="-1cm" fo:margin-right="0cm" fo:text-indent="0cm" style:auto-text-indent="false" fo:background-color="transparent">
        <style:tab-stops/>
      </style:paragraph-properties>
      <style:text-properties style:font-name="Verdana" fo:font-size="11pt" officeooo:rsid="000bf24d" officeooo:paragraph-rsid="000bf24d" style:font-size-asian="11pt" style:font-size-complex="11pt"/>
    </style:style>
    <style:style style:name="P21" style:family="paragraph" style:parent-style-name="Standard">
      <loext:graphic-properties draw:fill="none"/>
      <style:paragraph-properties fo:margin-left="-1cm" fo:margin-right="0cm" fo:text-indent="0cm" style:auto-text-indent="false" fo:background-color="transparent">
        <style:tab-stops/>
      </style:paragraph-properties>
      <style:text-properties style:font-name="Verdana" fo:font-size="12pt" fo:font-weight="bold" officeooo:rsid="00075323" officeooo:paragraph-rsid="00075323" style:font-size-asian="12pt" style:font-weight-asian="bold" style:font-size-complex="12pt" style:font-weight-complex="bold"/>
    </style:style>
    <style:style style:name="P22" style:family="paragraph" style:parent-style-name="Standard">
      <loext:graphic-properties draw:fill="none"/>
      <style:paragraph-properties fo:margin-left="-1cm" fo:margin-right="0cm" fo:text-indent="0cm" style:auto-text-indent="false" fo:background-color="transparent">
        <style:tab-stops/>
      </style:paragraph-properties>
      <style:text-properties fo:color="#000000" style:font-name="Verdana" fo:font-size="12pt" fo:font-weight="bold" officeooo:rsid="00075323" officeooo:paragraph-rsid="00075323" style:font-size-asian="12pt" style:font-weight-asian="bold" style:font-size-complex="12pt" style:font-weight-complex="bold"/>
    </style:style>
    <style:style style:name="P23" style:family="paragraph" style:parent-style-name="Standard">
      <loext:graphic-properties draw:fill="none"/>
      <style:paragraph-properties fo:margin-left="-1cm" fo:margin-right="0cm" fo:text-indent="0cm" style:auto-text-indent="false" fo:background-color="transparent">
        <style:tab-stops/>
      </style:paragraph-properties>
      <style:text-properties fo:color="#000000" style:font-name="Verdana" fo:font-size="12pt" fo:font-weight="bold" officeooo:rsid="000fdb69" officeooo:paragraph-rsid="000fdb69" style:font-size-asian="12pt" style:font-weight-asian="bold" style:font-size-complex="12pt" style:font-weight-complex="bold"/>
    </style:style>
    <style:style style:name="P24" style:family="paragraph" style:parent-style-name="Standard">
      <loext:graphic-properties draw:fill="none"/>
      <style:paragraph-properties fo:margin-left="-1cm" fo:margin-right="0cm" fo:text-indent="0cm" style:auto-text-indent="false" fo:background-color="transparent">
        <style:tab-stops/>
      </style:paragraph-properties>
      <style:text-properties fo:color="#000000" style:font-name="Verdana" fo:font-size="12pt" officeooo:rsid="00075323" officeooo:paragraph-rsid="00075323" style:font-size-asian="12pt" style:font-size-complex="12pt"/>
    </style:style>
    <style:style style:name="P25" style:family="paragraph" style:parent-style-name="Standard" style:master-page-name="">
      <loext:graphic-properties draw:fill="none"/>
      <style:paragraph-properties fo:margin-left="-1cm" fo:margin-right="0cm" fo:text-indent="0cm" style:auto-text-indent="false" style:page-number="auto" fo:background-color="transparent">
        <style:tab-stops/>
      </style:paragraph-properties>
      <style:text-properties fo:color="#000000" style:font-name="Verdana" fo:font-size="11pt" officeooo:rsid="0008abeb" officeooo:paragraph-rsid="0008abeb" style:font-size-asian="11pt" style:font-size-complex="11pt"/>
    </style:style>
    <style:style style:name="T1" style:family="text">
      <style:text-properties fo:color="#0000ff" style:font-name="Courier New" fo:font-size="10pt" fo:font-weight="bold" style:font-size-asian="10pt" style:font-weight-asian="bold" fo:background-color="#ffffff"/>
    </style:style>
    <style:style style:name="T2" style:family="text">
      <style:text-properties fo:color="#0000ff" style:font-name="Courier New" fo:font-weight="bold" style:font-weight-asian="bold" fo:background-color="#ffffff"/>
    </style:style>
    <style:style style:name="T3" style:family="text">
      <style:text-properties fo:color="#000000" style:font-name="Courier New" fo:font-size="10pt" fo:font-weight="normal" style:font-size-asian="10pt" style:font-weight-asian="normal" fo:background-color="#ffffff"/>
    </style:style>
    <style:style style:name="T4" style:family="text">
      <style:text-properties fo:color="#000000" style:font-name="Courier New" fo:font-size="10pt" style:font-size-asian="10pt" fo:background-color="#ffffff"/>
    </style:style>
    <style:style style:name="T5" style:family="text">
      <style:text-properties fo:color="#000000" style:font-name="Courier New" fo:font-weight="normal" style:font-weight-asian="normal" fo:background-color="#ffffff"/>
    </style:style>
    <style:style style:name="T6" style:family="text">
      <style:text-properties fo:color="#000000" style:font-name="Courier New" fo:background-color="#ffffff"/>
    </style:style>
    <style:style style:name="T7" style:family="text">
      <style:text-properties fo:color="#000000" style:font-name="Courier New" fo:background-color="#ffffff"/>
    </style:style>
    <style:style style:name="T8" style:family="text">
      <style:text-properties fo:color="#000000" style:font-name="Courier New" fo:font-size="12pt" fo:font-weight="bold" style:font-size-asian="12pt" style:font-weight-asian="bold" style:font-size-complex="12pt" style:font-weight-complex="bold" fo:background-color="#ffffff"/>
    </style:style>
    <style:style style:name="T9" style:family="text">
      <style:text-properties fo:color="#000000" style:font-name="Courier New" fo:font-size="12pt" style:font-size-asian="12pt" style:font-size-complex="12pt" fo:background-color="#ffffff"/>
    </style:style>
    <style:style style:name="T10" style:family="text">
      <style:text-properties fo:color="#000000" style:font-name="Courier New" officeooo:rsid="0015a34a" fo:background-color="#ffffff"/>
    </style:style>
    <style:style style:name="T11" style:family="text">
      <style:text-properties fo:color="#000080" style:font-name="Courier New" fo:font-size="10pt" fo:font-weight="bold" style:font-size-asian="10pt" style:font-weight-asian="bold" fo:background-color="#ffffff"/>
    </style:style>
    <style:style style:name="T12" style:family="text">
      <style:text-properties fo:color="#000080" style:font-name="Courier New" fo:font-size="10pt" fo:font-weight="bold" officeooo:rsid="000fdb69" style:font-size-asian="10pt" style:font-weight-asian="bold" fo:background-color="#ffffff"/>
    </style:style>
    <style:style style:name="T13" style:family="text">
      <style:text-properties fo:color="#000080" style:font-name="Courier New" fo:font-size="10pt" officeooo:rsid="000fdb69" style:font-size-asian="10pt" fo:background-color="#ffffff"/>
    </style:style>
    <style:style style:name="T14" style:family="text">
      <style:text-properties fo:color="#000080" style:font-name="Courier New" fo:font-weight="bold" style:font-weight-asian="bold" fo:background-color="#ffffff"/>
    </style:style>
    <style:style style:name="T15" style:family="text">
      <style:text-properties fo:color="#000080" style:font-name="Courier New" fo:font-weight="bold" officeooo:rsid="0018f660" style:font-weight-asian="bold" fo:background-color="#ffffff"/>
    </style:style>
    <style:style style:name="T16" style:family="text">
      <style:text-properties fo:color="#8000ff" style:font-name="Courier New" fo:font-size="10pt" fo:font-weight="normal" style:font-size-asian="10pt" style:font-weight-asian="normal" fo:background-color="#ffffff"/>
    </style:style>
    <style:style style:name="T17" style:family="text">
      <style:text-properties fo:color="#8000ff" style:font-name="Courier New" fo:font-size="10pt" style:font-size-asian="10pt" fo:background-color="#ffffff"/>
    </style:style>
    <style:style style:name="T18" style:family="text">
      <style:text-properties fo:color="#8000ff" style:font-name="Courier New" fo:font-size="10pt" fo:font-weight="bold" style:font-size-asian="10pt" style:font-weight-asian="bold" fo:background-color="#ffffff"/>
    </style:style>
    <style:style style:name="T19" style:family="text">
      <style:text-properties fo:color="#8000ff" style:font-name="Courier New" fo:font-weight="normal" style:font-weight-asian="normal" fo:background-color="#ffffff"/>
    </style:style>
    <style:style style:name="T20" style:family="text">
      <style:text-properties fo:color="#8000ff" style:font-name="Courier New" fo:background-color="#ffffff"/>
    </style:style>
    <style:style style:name="T21" style:family="text">
      <style:text-properties fo:color="#8000ff" style:font-name="Courier New" fo:font-weight="bold" style:font-weight-asian="bold" fo:background-color="#ffffff"/>
    </style:style>
    <style:style style:name="T22" style:family="text">
      <style:text-properties fo:color="#008000" style:font-name="Courier New" fo:font-size="10pt" fo:font-weight="normal" style:font-size-asian="10pt" style:font-weight-asian="normal" fo:background-color="#ffffff"/>
    </style:style>
    <style:style style:name="T23" style:family="text">
      <style:text-properties fo:color="#008000" style:font-name="Courier New" fo:font-size="10pt" style:font-size-asian="10pt" fo:background-color="#ffffff"/>
    </style:style>
    <style:style style:name="T24" style:family="text">
      <style:text-properties fo:color="#008000" style:font-name="Courier New" fo:font-size="10pt" fo:font-weight="bold" style:font-size-asian="10pt" style:font-weight-asian="bold" fo:background-color="#ffffff"/>
    </style:style>
    <style:style style:name="T25" style:family="text">
      <style:text-properties fo:color="#008000" style:font-name="Courier New" fo:font-weight="normal" style:font-weight-asian="normal" fo:background-color="#ffffff"/>
    </style:style>
    <style:style style:name="T26" style:family="text">
      <style:text-properties fo:color="#008000" style:font-name="Courier New" fo:background-color="#ffffff"/>
    </style:style>
    <style:style style:name="T27" style:family="text">
      <style:text-properties fo:color="#008000" style:font-name="Courier New" fo:font-weight="bold" style:font-weight-asian="bold" fo:background-color="#ffffff"/>
    </style:style>
    <style:style style:name="T28" style:family="text">
      <style:text-properties fo:color="#008000" style:font-name="Courier New" fo:font-weight="bold" officeooo:rsid="000d915a" style:font-weight-asian="bold" fo:background-color="#ffffff"/>
    </style:style>
    <style:style style:name="T29" style:family="text">
      <style:text-properties fo:color="#008000" style:font-name="Courier New" fo:font-size="12pt" style:font-size-asian="12pt" style:font-size-complex="12pt" fo:background-color="#ffffff"/>
    </style:style>
    <style:style style:name="T30" style:family="text">
      <style:text-properties fo:color="#008000" style:font-name="Courier New" fo:font-size="12pt" fo:font-weight="bold" style:font-size-asian="12pt" style:font-weight-asian="bold" style:font-size-complex="12pt" style:font-weight-complex="bold" fo:background-color="#ffffff"/>
    </style:style>
    <style:style style:name="T31" style:family="text">
      <style:text-properties fo:color="#808080" style:font-name="Courier New" fo:font-size="10pt" fo:font-weight="normal" style:font-size-asian="10pt" style:font-weight-asian="normal" fo:background-color="#ffffff"/>
    </style:style>
    <style:style style:name="T32" style:family="text">
      <style:text-properties fo:color="#808080" style:font-name="Courier New" fo:font-weight="normal" style:font-weight-asian="normal" fo:background-color="#ffffff"/>
    </style:style>
    <style:style style:name="T33" style:family="text">
      <style:text-properties fo:color="#ff8000" style:font-name="Courier New" fo:font-size="10pt" fo:font-weight="normal" style:font-size-asian="10pt" style:font-weight-asian="normal" fo:background-color="#ffffff"/>
    </style:style>
    <style:style style:name="T34" style:family="text">
      <style:text-properties fo:color="#ff8000" style:font-name="Courier New" fo:font-weight="normal" style:font-weight-asian="normal" fo:background-color="#ffffff"/>
    </style:style>
    <style:style style:name="T35" style:family="text">
      <style:text-properties style:font-name="Courier New" fo:font-weight="bold" style:font-weight-asian="bold" fo:background-color="#ffffff"/>
    </style:style>
    <style:style style:name="T36" style:family="text">
      <style:text-properties style:font-name="Courier New" fo:font-weight="bold" style:font-weight-asian="bold" fo:background-color="#ffffff"/>
    </style:style>
    <style:style style:name="T37" style:family="text">
      <style:text-properties style:font-name="Courier New" fo:font-weight="bold" style:font-weight-asian="bold" fo:background-color="#ffffff"/>
    </style:style>
    <style:style style:name="T38" style:family="text">
      <style:text-properties style:font-name="Courier New" fo:font-weight="bold" officeooo:rsid="000c7d8c" style:font-weight-asian="bold" fo:background-color="#ffffff"/>
    </style:style>
    <style:style style:name="T39" style:family="text">
      <style:text-properties style:font-name="Courier New" fo:font-weight="bold" officeooo:rsid="000d915a" style:font-weight-asian="bold" fo:background-color="#ffffff"/>
    </style:style>
    <style:style style:name="T40" style:family="text">
      <style:text-properties style:font-name="Courier New" fo:font-weight="bold" officeooo:rsid="0018f660" style:font-weight-asian="bold" fo:background-color="#ffffff"/>
    </style:style>
    <style:style style:name="T41" style:family="text">
      <style:text-properties style:font-name="Courier New" fo:background-color="#ffffff"/>
    </style:style>
    <style:style style:name="T42" style:family="text">
      <style:text-properties style:font-name="Courier New" fo:background-color="#ffffff"/>
    </style:style>
    <style:style style:name="T43" style:family="text">
      <style:text-properties style:font-name="Courier New" officeooo:rsid="000bf24d" fo:background-color="#ffffff"/>
    </style:style>
    <style:style style:name="T44" style:family="text">
      <style:text-properties style:font-name="Courier New" officeooo:rsid="000bf24d" fo:background-color="#ffffff"/>
    </style:style>
    <style:style style:name="T45" style:family="text">
      <style:text-properties style:font-name="Courier New" fo:font-size="10pt" officeooo:rsid="000fdb69" style:font-size-asian="10pt" fo:background-color="#ffffff"/>
    </style:style>
    <style:style style:name="T46" style:family="text">
      <style:text-properties style:font-name="Courier New" fo:font-size="10pt" style:font-size-asian="10pt" fo:background-color="#ffffff"/>
    </style:style>
    <style:style style:name="T47" style:family="text">
      <style:text-properties style:font-name="Courier New" officeooo:rsid="000fdb69" fo:background-color="#ffffff"/>
    </style:style>
    <style:style style:name="T48" style:family="text">
      <style:text-properties style:font-name="Courier New" officeooo:rsid="0012c6d3" fo:background-color="#ffffff"/>
    </style:style>
    <style:style style:name="T49" style:family="text">
      <style:text-properties style:font-name="Courier New" officeooo:rsid="0013bbcb" fo:background-color="#ffffff"/>
    </style:style>
    <style:style style:name="T50" style:family="text">
      <style:text-properties style:font-name="Courier New" officeooo:rsid="0018f660" fo:background-color="#ffffff"/>
    </style:style>
    <style:style style:name="T51" style:family="text">
      <style:text-properties officeooo:rsid="000b4b3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The LinkedList class provides unique name method to get(), remove(), and insert() as element at the beginning and end of the list; these operation allowed LinkedList to be used as a Stack, Queue, DQueue. The implementation is not also synchronized.</text:p>
      <text:p text:style-name="P16"/>
      <text:p text:style-name="P17">LinkedList have extra 6 methods in comparison of ArrayList and Vector.</text:p>
      <text:list xml:id="list1071519923175940845" text:style-name="L1">
        <text:list-item>
          <text:p text:style-name="P2">public void addFirst(Object o);</text:p>
        </text:list-item>
        <text:list-item>
          <text:p text:style-name="P2">public void addLast(Object o);</text:p>
        </text:list-item>
        <text:list-item>
          <text:p text:style-name="P2">public Object getFirst();</text:p>
        </text:list-item>
        <text:list-item>
          <text:p text:style-name="P2">public Object getLast();</text:p>
        </text:list-item>
        <text:list-item>
          <text:p text:style-name="P2">public void removeFirst();</text:p>
        </text:list-item>
        <text:list-item>
          <text:p text:style-name="P2">public void removeLast();</text:p>
        </text:list-item>
      </text:list>
      <text:p text:style-name="P1"/>
      <text:p text:style-name="P25"><text:span text:style-name="T35">Program: Perfroming operation with pre-defined class.</text:span></text:p>
      <text:p text:style-name="P19"><text:span text:style-name="T2"/></text:p>
      <text:p text:style-name="P19"><text:span text:style-name="T2">import</text:span><text:span text:style-name="T5"> java</text:span><text:span text:style-name="T14">.</text:span><text:span text:style-name="T5">util</text:span><text:span text:style-name="T14">.</text:span><text:span text:style-name="T5">LinkedList</text:span><text:span text:style-name="T14">;</text:span></text:p>
      <text:p text:style-name="P7"/>
      <text:p text:style-name="P10"><text:span text:style-name="T19">class</text:span><text:span text:style-name="T5"> LinkListExample</text:span><text:span text:style-name="T14">{</text:span></text:p>
      <text:p text:style-name="P10"><text:span text:style-name="T5"><text:tab/></text:span></text:p>
      <text:p text:style-name="P10"><text:span text:style-name="T5"><text:tab/></text:span><text:span text:style-name="T19">public</text:span><text:span text:style-name="T5"> </text:span><text:span text:style-name="T19">static</text:span><text:span text:style-name="T5"> </text:span><text:span text:style-name="T19">void</text:span><text:span text:style-name="T5"> main</text:span><text:span text:style-name="T14">(</text:span><text:span text:style-name="T5">String</text:span><text:span text:style-name="T14">...</text:span><text:span text:style-name="T5">a</text:span><text:span text:style-name="T14">){</text:span></text:p>
      <text:p text:style-name="P10"><text:span text:style-name="T5"><text:tab/><text:tab/></text:span></text:p>
      <text:p text:style-name="P10"><text:span text:style-name="T5"><text:tab/><text:tab/></text:span><text:span text:style-name="T25">//LinkedList declaration</text:span></text:p>
      <text:p text:style-name="P10"><text:span text:style-name="T5"><text:tab/><text:tab/>LinkedList</text:span><text:span text:style-name="T14">&lt;</text:span><text:span text:style-name="T5">String</text:span><text:span text:style-name="T14">&gt;</text:span><text:span text:style-name="T5"> linkList </text:span><text:span text:style-name="T14">=</text:span><text:span text:style-name="T5"> </text:span><text:span text:style-name="T2">new</text:span><text:span text:style-name="T5"> LinkedList</text:span><text:span text:style-name="T14">&lt;&gt;();</text:span></text:p>
      <text:p text:style-name="P10"><text:span text:style-name="T5"><text:tab/><text:tab/></text:span></text:p>
      <text:p text:style-name="P10"><text:span text:style-name="T5"><text:tab/><text:tab/></text:span><text:span text:style-name="T25">// Add(String elements) is used for adding the elements to LinkedList</text:span></text:p>
      <text:p text:style-name="P10"><text:span text:style-name="T5"><text:tab/><text:tab/>linkList</text:span><text:span text:style-name="T14">.</text:span><text:span text:style-name="T5">add</text:span><text:span text:style-name="T14">(</text:span><text:span text:style-name="T32">"Item 1"</text:span><text:span text:style-name="T14">);</text:span></text:p>
      <text:p text:style-name="P10"><text:span text:style-name="T5"><text:tab/><text:tab/>linkList</text:span><text:span text:style-name="T14">.</text:span><text:span text:style-name="T5">add</text:span><text:span text:style-name="T14">(</text:span><text:span text:style-name="T32">"Item 2"</text:span><text:span text:style-name="T14">);</text:span></text:p>
      <text:p text:style-name="P10"><text:span text:style-name="T5"><text:tab/><text:tab/>linkList</text:span><text:span text:style-name="T14">.</text:span><text:span text:style-name="T5">add</text:span><text:span text:style-name="T14">(</text:span><text:span text:style-name="T32">"Item 3"</text:span><text:span text:style-name="T14">);</text:span></text:p>
      <text:p text:style-name="P10"><text:span text:style-name="T5"><text:tab/><text:tab/>linkList</text:span><text:span text:style-name="T14">.</text:span><text:span text:style-name="T5">add</text:span><text:span text:style-name="T14">(</text:span><text:span text:style-name="T32">"Item 4"</text:span><text:span text:style-name="T14">);</text:span></text:p>
      <text:p text:style-name="P10"><text:span text:style-name="T5"><text:tab/><text:tab/>linkList</text:span><text:span text:style-name="T14">.</text:span><text:span text:style-name="T5">add</text:span><text:span text:style-name="T14">(</text:span><text:span text:style-name="T32">"Item 6"</text:span><text:span text:style-name="T14">);</text:span></text:p>
      <text:p text:style-name="P10"><text:span text:style-name="T5"><text:tab/><text:tab/></text:span></text:p>
      <text:p text:style-name="P10"><text:span text:style-name="T5"><text:tab/><text:tab/></text:span><text:span text:style-name="T25">// Display the LinkedList elements</text:span></text:p>
      <text:p text:style-name="P10"><text:span text:style-name="T5"><text:tab/><text:tab/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32">"Actual Elements: "</text:span><text:span text:style-name="T5"> </text:span><text:span text:style-name="T14">+</text:span><text:span text:style-name="T5"> linkList</text:span><text:span text:style-name="T14">);</text:span></text:p>
      <text:p text:style-name="P10"><text:span text:style-name="T5"><text:tab/><text:tab/></text:span></text:p>
      <text:p text:style-name="P10"><text:span text:style-name="T5"><text:tab/><text:tab/></text:span><text:span text:style-name="T25">//Let's add first elements and last elements</text:span></text:p>
      <text:p text:style-name="P10"><text:span text:style-name="T5"><text:tab/><text:tab/>linkList</text:span><text:span text:style-name="T14">.</text:span><text:span text:style-name="T5">addFirst</text:span><text:span text:style-name="T14">(</text:span><text:span text:style-name="T32">"First Item"</text:span><text:span text:style-name="T14">);</text:span></text:p>
      <text:p text:style-name="P10"><text:span text:style-name="T5"><text:tab/><text:tab/>linkList</text:span><text:span text:style-name="T14">.</text:span><text:span text:style-name="T5">addLast</text:span><text:span text:style-name="T14">(</text:span><text:span text:style-name="T32">"Last Item"</text:span><text:span text:style-name="T14">);</text:span></text:p>
      <text:p text:style-name="P10"><text:span text:style-name="T5"><text:tab/><text:tab/></text:span></text:p>
      <text:p text:style-name="P10"><text:span text:style-name="T5"><text:tab/><text:tab/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32">"After Adding: "</text:span><text:span text:style-name="T5"> </text:span><text:span text:style-name="T14">+</text:span><text:span text:style-name="T5"> linkList</text:span><text:span text:style-name="T14">);</text:span></text:p>
      <text:p text:style-name="P10"><text:span text:style-name="T5"><text:tab/><text:tab/></text:span></text:p>
      <text:p text:style-name="P10"><text:span text:style-name="T5"><text:tab/><text:tab/></text:span><text:span text:style-name="T25">// Now let's get and set values in LinkedList.</text:span></text:p>
      <text:p text:style-name="P10"><text:span text:style-name="T5"><text:tab/><text:tab/>Object firstItem </text:span><text:span text:style-name="T14">=</text:span><text:span text:style-name="T5"> linkList</text:span><text:span text:style-name="T14">.</text:span><text:span text:style-name="T5">get</text:span><text:span text:style-name="T14">(</text:span><text:span text:style-name="T34">0</text:span><text:span text:style-name="T14">);</text:span></text:p>
      <text:p text:style-name="P10"><text:span text:style-name="T5"><text:tab/><text:tab/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32">"First Element is: "</text:span><text:span text:style-name="T5"> </text:span><text:span text:style-name="T14">+</text:span><text:span text:style-name="T5"> firstItem</text:span><text:span text:style-name="T14">);</text:span></text:p>
      <text:p text:style-name="P10"><text:span text:style-name="T5"><text:tab/><text:tab/></text:span></text:p>
      <text:p text:style-name="P10"><text:span text:style-name="T5"><text:tab/><text:tab/>linkList</text:span><text:span text:style-name="T14">.</text:span><text:span text:style-name="T5">set</text:span><text:span text:style-name="T14">(</text:span><text:span text:style-name="T34">0</text:span><text:span text:style-name="T14">,</text:span><text:span text:style-name="T5"> </text:span><text:span text:style-name="T32">"Item Changed"</text:span><text:span text:style-name="T14">);</text:span></text:p>
      <text:p text:style-name="P10"><text:span text:style-name="T5"><text:tab/><text:tab/>firstItem </text:span><text:span text:style-name="T14">=</text:span><text:span text:style-name="T5"> linkList</text:span><text:span text:style-name="T14">.</text:span><text:span text:style-name="T5">get</text:span><text:span text:style-name="T14">(</text:span><text:span text:style-name="T34">0</text:span><text:span text:style-name="T14">);</text:span></text:p>
      <text:p text:style-name="P10"><text:span text:style-name="T5"><text:tab/><text:tab/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32">"First Element After Changes: "</text:span><text:span text:style-name="T5"> </text:span><text:span text:style-name="T14">+</text:span><text:span text:style-name="T5"> firstItem</text:span><text:span text:style-name="T14">);</text:span></text:p>
      <text:p text:style-name="P10"><text:span text:style-name="T5"><text:tab/><text:tab/></text:span></text:p>
      <text:p text:style-name="P10"><text:span text:style-name="T5"><text:tab/><text:tab/></text:span></text:p>
      <text:p text:style-name="P10"><text:span text:style-name="T5"><text:tab/><text:tab/></text:span><text:span text:style-name="T25">// Now' let's remove the first and last element.</text:span></text:p>
      <text:p text:style-name="P10"><text:span text:style-name="T5"><text:tab/><text:tab/>linkList</text:span><text:span text:style-name="T14">.</text:span><text:span text:style-name="T5">remove</text:span><text:span text:style-name="T14">();</text:span><text:span text:style-name="T5"><text:tab/><text:tab/></text:span><text:span text:style-name="T25">//By default remove the first element.</text:span></text:p>
      <text:p text:style-name="P10"><text:span text:style-name="T5"><text:tab/><text:tab/>linkList</text:span><text:span text:style-name="T14">.</text:span><text:span text:style-name="T5">removeLast</text:span><text:span text:style-name="T14">();</text:span></text:p>
      <text:p text:style-name="P10"><text:span text:style-name="T5"><text:tab/><text:tab/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32">"After Deletion: "</text:span><text:span text:style-name="T5"> </text:span><text:span text:style-name="T14">+</text:span><text:span text:style-name="T5"> linkList</text:span><text:span text:style-name="T14">);</text:span></text:p>
      <text:p text:style-name="P10"><text:span text:style-name="T5"><text:tab/><text:tab/></text:span></text:p>
      <text:p text:style-name="P10"><text:span text:style-name="T5"><text:tab/><text:tab/></text:span><text:span text:style-name="T25">// Now let's add the element to a position and remove from position.</text:span></text:p>
      <text:p text:style-name="P10"><text:span text:style-name="T5"><text:tab/><text:tab/>linkList</text:span><text:span text:style-name="T14">.</text:span><text:span text:style-name="T5">add</text:span><text:span text:style-name="T14">(</text:span><text:span text:style-name="T34">4</text:span><text:span text:style-name="T14">,</text:span><text:span text:style-name="T5"> </text:span><text:span text:style-name="T32">"Item 5"</text:span><text:span text:style-name="T14">);</text:span></text:p>
      <text:p text:style-name="P10"><text:span text:style-name="T5"><text:tab/><text:tab/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32">"Added Element at a position: "</text:span><text:span text:style-name="T5"> </text:span><text:span text:style-name="T14">+</text:span><text:span text:style-name="T5"> linkList</text:span><text:span text:style-name="T14">);</text:span></text:p>
      <text:p text:style-name="P10"><text:soft-page-break/><text:span text:style-name="T5"><text:tab/><text:tab/></text:span></text:p>
      <text:p text:style-name="P10"><text:span text:style-name="T5"><text:tab/><text:tab/>linkList</text:span><text:span text:style-name="T14">.</text:span><text:span text:style-name="T5">remove</text:span><text:span text:style-name="T14">(</text:span><text:span text:style-name="T34">2</text:span><text:span text:style-name="T14">);</text:span></text:p>
      <text:p text:style-name="P10"><text:span text:style-name="T5"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32">"After removing from position: "</text:span><text:span text:style-name="T5"> </text:span><text:span text:style-name="T14">+</text:span><text:span text:style-name="T5"> linkList</text:span><text:span text:style-name="T14">);</text:span></text:p>
      <text:p text:style-name="P10"><text:span text:style-name="T5"><text:tab/><text:tab/></text:span></text:p>
      <text:p text:style-name="P10"><text:span text:style-name="T5"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32">"First element via getFirst(): "</text:span><text:span text:style-name="T5"> </text:span><text:span text:style-name="T14">+</text:span><text:span text:style-name="T5"> linkList</text:span><text:span text:style-name="T14">.</text:span><text:span text:style-name="T5">getFirst</text:span><text:span text:style-name="T14">());</text:span></text:p>
      <text:p text:style-name="P10"><text:span text:style-name="T5"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32">"First element via getLast(): "</text:span><text:span text:style-name="T5"> </text:span><text:span text:style-name="T14">+</text:span><text:span text:style-name="T5"> linkList</text:span><text:span text:style-name="T14">.</text:span><text:span text:style-name="T5">getLast</text:span><text:span text:style-name="T14">());</text:span></text:p>
      <text:p text:style-name="P11"><text:span text:style-name="T5"><text:tab/></text:span></text:p>
      <text:p text:style-name="P11"><text:span text:style-name="T14">}</text:span></text:p>
      <text:p text:style-name="P19"><text:span text:style-name="T14">}</text:span></text:p>
      <text:p text:style-name="P19"><text:span text:style-name="T14"/></text:p>
      <text:p text:style-name="P19"/>
      <text:p text:style-name="P22"><text:span text:style-name="T41">// </text:span><text:span text:style-name="T43">Program 2: </text:span><text:span text:style-name="T41">LinkList operation on user-defined class.</text:span></text:p>
      <text:p text:style-name="P8"/>
      <text:p text:style-name="P10"><text:span text:style-name="T2">import</text:span><text:span text:style-name="T5"> java</text:span><text:span text:style-name="T14">.</text:span><text:span text:style-name="T5">util</text:span><text:span text:style-name="T14">.</text:span><text:span text:style-name="T5">LinkedList</text:span><text:span text:style-name="T14">;</text:span></text:p>
      <text:p text:style-name="P10"><text:span text:style-name="T2">import</text:span><text:span text:style-name="T5"> java</text:span><text:span text:style-name="T14">.</text:span><text:span text:style-name="T5">util</text:span><text:span text:style-name="T14">.</text:span><text:span text:style-name="T5">Iterator</text:span><text:span text:style-name="T14">;</text:span></text:p>
      <text:p text:style-name="P7"/>
      <text:p text:style-name="P10"><text:span text:style-name="T19">public</text:span><text:span text:style-name="T5"> </text:span><text:span text:style-name="T19">class</text:span><text:span text:style-name="T5"> LinkedListExample</text:span><text:span text:style-name="T14">{</text:span></text:p>
      <text:p text:style-name="P10"><text:span text:style-name="T5"><text:tab/></text:span></text:p>
      <text:p text:style-name="P10"><text:span text:style-name="T5"><text:tab/></text:span><text:span text:style-name="T19">public</text:span><text:span text:style-name="T5"> </text:span><text:span text:style-name="T19">static</text:span><text:span text:style-name="T5"> </text:span><text:span text:style-name="T19">void</text:span><text:span text:style-name="T5"> main</text:span><text:span text:style-name="T14">(</text:span><text:span text:style-name="T5">String</text:span><text:span text:style-name="T14">...</text:span><text:span text:style-name="T5">a</text:span><text:span text:style-name="T14">){</text:span></text:p>
      <text:p text:style-name="P10"><text:span text:style-name="T5"><text:tab/><text:tab/></text:span></text:p>
      <text:p text:style-name="P10"><text:span text:style-name="T5"><text:tab/><text:tab/></text:span><text:span text:style-name="T25">// LinkedList declaration</text:span></text:p>
      <text:p text:style-name="P10"><text:span text:style-name="T5"><text:tab/><text:tab/>LinkedList</text:span><text:span text:style-name="T14">&lt;</text:span><text:span text:style-name="T5">Emp</text:span><text:span text:style-name="T14">&gt;</text:span><text:span text:style-name="T5"> linkList </text:span><text:span text:style-name="T14">=</text:span><text:span text:style-name="T5"> </text:span><text:span text:style-name="T2">new</text:span><text:span text:style-name="T5"> LinkedList</text:span><text:span text:style-name="T14">&lt;&gt;();</text:span></text:p>
      <text:p text:style-name="P10"><text:span text:style-name="T5"><text:tab/><text:tab/></text:span></text:p>
      <text:p text:style-name="P10"><text:span text:style-name="T5"><text:tab/><text:tab/></text:span><text:span text:style-name="T25">// Let's add the elements in LinkedList</text:span></text:p>
      <text:p text:style-name="P10"><text:span text:style-name="T5"><text:tab/><text:tab/>linkList</text:span><text:span text:style-name="T14">.</text:span><text:span text:style-name="T5">add</text:span><text:span text:style-name="T14">(</text:span><text:span text:style-name="T2">new</text:span><text:span text:style-name="T5"> Emp</text:span><text:span text:style-name="T14">(</text:span><text:span text:style-name="T34">1001</text:span><text:span text:style-name="T14">,</text:span><text:span text:style-name="T5"> </text:span><text:span text:style-name="T32">"Vineet"</text:span><text:span text:style-name="T14">));</text:span></text:p>
      <text:p text:style-name="P10"><text:span text:style-name="T5"><text:tab/><text:tab/>linkList</text:span><text:span text:style-name="T14">.</text:span><text:span text:style-name="T5">add</text:span><text:span text:style-name="T14">(</text:span><text:span text:style-name="T2">new</text:span><text:span text:style-name="T5"> Emp</text:span><text:span text:style-name="T14">(</text:span><text:span text:style-name="T34">1002</text:span><text:span text:style-name="T14">,</text:span><text:span text:style-name="T5"> </text:span><text:span text:style-name="T32">"Prem"</text:span><text:span text:style-name="T14">));</text:span></text:p>
      <text:p text:style-name="P10"><text:span text:style-name="T5"><text:tab/><text:tab/>linkList</text:span><text:span text:style-name="T14">.</text:span><text:span text:style-name="T5">add</text:span><text:span text:style-name="T14">(</text:span><text:span text:style-name="T2">new</text:span><text:span text:style-name="T5"> Emp</text:span><text:span text:style-name="T14">(</text:span><text:span text:style-name="T34">1003</text:span><text:span text:style-name="T14">,</text:span><text:span text:style-name="T5"> </text:span><text:span text:style-name="T32">"Javed"</text:span><text:span text:style-name="T14">));</text:span></text:p>
      <text:p text:style-name="P10"><text:span text:style-name="T5"><text:tab/><text:tab/>linkList</text:span><text:span text:style-name="T14">.</text:span><text:span text:style-name="T5">add</text:span><text:span text:style-name="T14">(</text:span><text:span text:style-name="T2">new</text:span><text:span text:style-name="T5"> Emp</text:span><text:span text:style-name="T14">(</text:span><text:span text:style-name="T34">1004</text:span><text:span text:style-name="T14">,</text:span><text:span text:style-name="T5"> </text:span><text:span text:style-name="T32">"Sayeed"</text:span><text:span text:style-name="T14">));</text:span></text:p>
      <text:p text:style-name="P10"><text:span text:style-name="T5"><text:tab/><text:tab/>linkList</text:span><text:span text:style-name="T14">.</text:span><text:span text:style-name="T5">add</text:span><text:span text:style-name="T14">(</text:span><text:span text:style-name="T2">new</text:span><text:span text:style-name="T5"> Emp</text:span><text:span text:style-name="T14">(</text:span><text:span text:style-name="T34">1005</text:span><text:span text:style-name="T14">,</text:span><text:span text:style-name="T5"> </text:span><text:span text:style-name="T32">"Parul"</text:span><text:span text:style-name="T14">));</text:span></text:p>
      <text:p text:style-name="P10"><text:span text:style-name="T5"><text:tab/><text:tab/>linkList</text:span><text:span text:style-name="T14">.</text:span><text:span text:style-name="T5">add</text:span><text:span text:style-name="T14">(</text:span><text:span text:style-name="T2">new</text:span><text:span text:style-name="T5"> Emp</text:span><text:span text:style-name="T14">(</text:span><text:span text:style-name="T34">1006</text:span><text:span text:style-name="T14">,</text:span><text:span text:style-name="T5"> </text:span><text:span text:style-name="T32">"Lovely"</text:span><text:span text:style-name="T14">));</text:span></text:p>
      <text:p text:style-name="P10"><text:span text:style-name="T5"><text:tab/><text:tab/></text:span></text:p>
      <text:p text:style-name="P10"><text:span text:style-name="T5"><text:tab/><text:tab/></text:span><text:span text:style-name="T25">// Display the LinkedList elements</text:span></text:p>
      <text:p text:style-name="P10"><text:span text:style-name="T5"><text:tab/><text:tab/>Iterator</text:span><text:span text:style-name="T14">&lt;</text:span><text:span text:style-name="T5">Emp</text:span><text:span text:style-name="T14">&gt;</text:span><text:span text:style-name="T5"> itr </text:span><text:span text:style-name="T14">=</text:span><text:span text:style-name="T5"> linkList</text:span><text:span text:style-name="T14">.</text:span><text:span text:style-name="T5">iterator</text:span><text:span text:style-name="T14">();</text:span></text:p>
      <text:p text:style-name="P10"><text:span text:style-name="T5"><text:tab/><text:tab/></text:span><text:span text:style-name="T2">while</text:span><text:span text:style-name="T14">(</text:span><text:span text:style-name="T5">itr</text:span><text:span text:style-name="T14">.</text:span><text:span text:style-name="T5">hasNext</text:span><text:span text:style-name="T14">()){</text:span></text:p>
      <text:p text:style-name="P10"><text:span text:style-name="T5"><text:tab/><text:tab/><text:tab/>Emp e </text:span><text:span text:style-name="T14">=</text:span><text:span text:style-name="T5"> itr</text:span><text:span text:style-name="T14">.</text:span><text:span text:style-name="T5">next</text:span><text:span text:style-name="T14">();</text:span></text:p>
      <text:p text:style-name="P10"><text:span text:style-name="T5"><text:tab/><text:tab/><text:tab/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5">e</text:span><text:span text:style-name="T14">.</text:span><text:span text:style-name="T5">id </text:span><text:span text:style-name="T14">+</text:span><text:span text:style-name="T5"> </text:span><text:span text:style-name="T32">", "</text:span><text:span text:style-name="T5"> </text:span><text:span text:style-name="T14">+</text:span><text:span text:style-name="T5"> e</text:span><text:span text:style-name="T14">.</text:span><text:span text:style-name="T5">name</text:span><text:span text:style-name="T14">);</text:span></text:p>
      <text:p text:style-name="P10"><text:span text:style-name="T5"><text:tab/><text:tab/></text:span><text:span text:style-name="T14">}</text:span></text:p>
      <text:p text:style-name="P10"><text:span text:style-name="T5"><text:tab/><text:tab/></text:span></text:p>
      <text:p text:style-name="P10"><text:span text:style-name="T5"><text:tab/><text:tab/></text:span><text:span text:style-name="T25">// Now Let's add elements at first and last.</text:span></text:p>
      <text:p text:style-name="P10"><text:span text:style-name="T5"><text:tab/><text:tab/>linkList</text:span><text:span text:style-name="T14">.</text:span><text:span text:style-name="T5">addFirst</text:span><text:span text:style-name="T14">(</text:span><text:span text:style-name="T2">new</text:span><text:span text:style-name="T5"> Emp</text:span><text:span text:style-name="T14">(</text:span><text:span text:style-name="T34">1000</text:span><text:span text:style-name="T14">,</text:span><text:span text:style-name="T5"> </text:span><text:span text:style-name="T32">"Kotlin"</text:span><text:span text:style-name="T14">));</text:span></text:p>
      <text:p text:style-name="P10"><text:span text:style-name="T5"><text:tab/><text:tab/>linkList</text:span><text:span text:style-name="T14">.</text:span><text:span text:style-name="T5">addLast</text:span><text:span text:style-name="T14">(</text:span><text:span text:style-name="T2">new</text:span><text:span text:style-name="T5"> Emp</text:span><text:span text:style-name="T14">(</text:span><text:span text:style-name="T34">1007</text:span><text:span text:style-name="T14">,</text:span><text:span text:style-name="T5"> </text:span><text:span text:style-name="T32">"Papaya"</text:span><text:span text:style-name="T14">));</text:span></text:p>
      <text:p text:style-name="P12"><text:span text:style-name="T5"><text:tab/><text:tab/></text:span></text:p>
      <text:p text:style-name="P12"><text:span text:style-name="T5"><text:tab/><text:tab/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32">"\nAfter Adding: "</text:span><text:span text:style-name="T14">);</text:span></text:p>
      <text:p text:style-name="P10"><text:span text:style-name="T5"><text:tab/><text:tab/></text:span><text:span text:style-name="T2">for</text:span><text:span text:style-name="T14">(</text:span><text:span text:style-name="T5">Emp e</text:span><text:span text:style-name="T14">:</text:span><text:span text:style-name="T5"> linkList</text:span><text:span text:style-name="T14">){</text:span></text:p>
      <text:p text:style-name="P10"><text:span text:style-name="T5"><text:tab/><text:tab/><text:tab/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5">e</text:span><text:span text:style-name="T14">.</text:span><text:span text:style-name="T5">id </text:span><text:span text:style-name="T14">+</text:span><text:span text:style-name="T5"> </text:span><text:span text:style-name="T32">", "</text:span><text:span text:style-name="T5"> </text:span><text:span text:style-name="T14">+</text:span><text:span text:style-name="T5"> e</text:span><text:span text:style-name="T14">.</text:span><text:span text:style-name="T5">name</text:span><text:span text:style-name="T14">);</text:span></text:p>
      <text:p text:style-name="P10"><text:span text:style-name="T5"><text:tab/><text:tab/></text:span><text:span text:style-name="T14">}</text:span></text:p>
      <text:p text:style-name="P10"><text:span text:style-name="T5"><text:tab/><text:tab/></text:span></text:p>
      <text:p text:style-name="P10"><text:span text:style-name="T5"><text:tab/><text:tab/></text:span><text:span text:style-name="T25">// This is how i get and set value.</text:span></text:p>
      <text:p text:style-name="P10"><text:span text:style-name="T5"><text:tab/><text:tab/>linkList</text:span><text:span text:style-name="T14">.</text:span><text:span text:style-name="T5">set</text:span><text:span text:style-name="T14">(</text:span><text:span text:style-name="T34">0</text:span><text:span text:style-name="T14">,</text:span><text:span text:style-name="T5"> </text:span><text:span text:style-name="T2">new</text:span><text:span text:style-name="T5"> Emp</text:span><text:span text:style-name="T14">(</text:span><text:span text:style-name="T34">1000</text:span><text:span text:style-name="T14">,</text:span><text:span text:style-name="T5"> </text:span><text:span text:style-name="T32">"Aniqa"</text:span><text:span text:style-name="T14">));</text:span></text:p>
      <text:p text:style-name="P10"><text:span text:style-name="T5"><text:tab/><text:tab/>Emp e1 </text:span><text:span text:style-name="T14">=</text:span><text:span text:style-name="T5"> </text:span><text:span text:style-name="T14">(</text:span><text:span text:style-name="T5">Emp</text:span><text:span text:style-name="T14">)</text:span><text:span text:style-name="T5"> linkList</text:span><text:span text:style-name="T14">.</text:span><text:span text:style-name="T5">get</text:span><text:span text:style-name="T14">(</text:span><text:span text:style-name="T34">0</text:span><text:span text:style-name="T14">);</text:span></text:p>
      <text:p text:style-name="P10"><text:span text:style-name="T5"><text:tab/><text:tab/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32">"\nChanges via set(0): "</text:span><text:span text:style-name="T5"> </text:span><text:span text:style-name="T14">+</text:span><text:span text:style-name="T5"> e1</text:span><text:span text:style-name="T14">.</text:span><text:span text:style-name="T5">id </text:span><text:span text:style-name="T14">+</text:span><text:span text:style-name="T5"> </text:span><text:span text:style-name="T32">", "</text:span><text:span text:style-name="T5"> </text:span><text:span text:style-name="T14">+</text:span><text:span text:style-name="T5"> e1</text:span><text:span text:style-name="T14">.</text:span><text:span text:style-name="T5">name</text:span><text:span text:style-name="T14">);</text:span></text:p>
      <text:p text:style-name="P10"><text:span text:style-name="T5"><text:tab/><text:tab/></text:span></text:p>
      <text:p text:style-name="P10"><text:span text:style-name="T5"><text:tab/><text:tab/></text:span><text:span text:style-name="T25">// Now let's remove first and last Element.</text:span></text:p>
      <text:p text:style-name="P10"><text:span text:style-name="T5"><text:tab/><text:tab/>linkList</text:span><text:span text:style-name="T14">.</text:span><text:span text:style-name="T5">remove</text:span><text:span text:style-name="T14">();</text:span></text:p>
      <text:p text:style-name="P10"><text:span text:style-name="T5"><text:tab/><text:tab/>linkList</text:span><text:span text:style-name="T14">.</text:span><text:span text:style-name="T5">removeLast</text:span><text:span text:style-name="T14">();</text:span></text:p>
      <text:p text:style-name="P10"><text:span text:style-name="T5"><text:tab/><text:tab/></text:span></text:p>
      <text:p text:style-name="P10"><text:span text:style-name="T5"><text:tab/><text:tab/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32">"\nAfter removing first and las elements:"</text:span><text:span text:style-name="T14">);</text:span></text:p>
      <text:p text:style-name="P10"><text:span text:style-name="T5"><text:tab/><text:tab/>itr </text:span><text:span text:style-name="T14">=</text:span><text:span text:style-name="T5"> linkList</text:span><text:span text:style-name="T14">.</text:span><text:span text:style-name="T5">iterator</text:span><text:span text:style-name="T14">();</text:span></text:p>
      <text:p text:style-name="P10"><text:soft-page-break/><text:span text:style-name="T5"><text:tab/><text:tab/></text:span><text:span text:style-name="T2">while</text:span><text:span text:style-name="T14">(</text:span><text:span text:style-name="T5">itr</text:span><text:span text:style-name="T14">.</text:span><text:span text:style-name="T5">hasNext</text:span><text:span text:style-name="T14">()){</text:span></text:p>
      <text:p text:style-name="P10"><text:span text:style-name="T5"><text:tab/><text:tab/><text:tab/>Emp e </text:span><text:span text:style-name="T14">=</text:span><text:span text:style-name="T5"> itr</text:span><text:span text:style-name="T14">.</text:span><text:span text:style-name="T5">next</text:span><text:span text:style-name="T14">();</text:span></text:p>
      <text:p text:style-name="P10"><text:span text:style-name="T5"><text:tab/><text:tab/><text:tab/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5">e</text:span><text:span text:style-name="T14">.</text:span><text:span text:style-name="T5">id </text:span><text:span text:style-name="T14">+</text:span><text:span text:style-name="T5"> </text:span><text:span text:style-name="T32">", "</text:span><text:span text:style-name="T5"> </text:span><text:span text:style-name="T14">+</text:span><text:span text:style-name="T5"> e</text:span><text:span text:style-name="T14">.</text:span><text:span text:style-name="T5">name</text:span><text:span text:style-name="T14">);</text:span></text:p>
      <text:p text:style-name="P10"><text:span text:style-name="T5"><text:tab/><text:tab/></text:span><text:span text:style-name="T14">}</text:span></text:p>
      <text:p text:style-name="P10"><text:span text:style-name="T5"><text:tab/><text:tab/></text:span></text:p>
      <text:p text:style-name="P10"><text:span text:style-name="T5"><text:tab/><text:tab/></text:span><text:span text:style-name="T25">// Add to position and remove from a position.</text:span></text:p>
      <text:p text:style-name="P10"><text:span text:style-name="T5"><text:tab/><text:tab/>linkList</text:span><text:span text:style-name="T14">.</text:span><text:span text:style-name="T5">add</text:span><text:span text:style-name="T14">(</text:span><text:span text:style-name="T34">0</text:span><text:span text:style-name="T14">,</text:span><text:span text:style-name="T5"> </text:span><text:span text:style-name="T2">new</text:span><text:span text:style-name="T5"> Emp</text:span><text:span text:style-name="T14">(</text:span><text:span text:style-name="T34">999</text:span><text:span text:style-name="T14">,</text:span><text:span text:style-name="T5"> </text:span><text:span text:style-name="T32">"Harsh"</text:span><text:span text:style-name="T14">));</text:span></text:p>
      <text:p text:style-name="P10"><text:span text:style-name="T5"><text:tab/><text:tab/>linkList</text:span><text:span text:style-name="T14">.</text:span><text:span text:style-name="T5">remove</text:span><text:span text:style-name="T14">(</text:span><text:span text:style-name="T5">linkList</text:span><text:span text:style-name="T14">.</text:span><text:span text:style-name="T5">size</text:span><text:span text:style-name="T14">()-</text:span><text:span text:style-name="T34">1</text:span><text:span text:style-name="T14">);</text:span></text:p>
      <text:p text:style-name="P10"><text:span text:style-name="T5"><text:tab/><text:tab/></text:span></text:p>
      <text:p text:style-name="P10"><text:span text:style-name="T5"><text:tab/><text:tab/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32">"\nAfter adding via position: "</text:span><text:span text:style-name="T14">);</text:span></text:p>
      <text:p text:style-name="P10"><text:span text:style-name="T5"><text:tab/><text:tab/></text:span><text:span text:style-name="T2">for</text:span><text:span text:style-name="T14">(</text:span><text:span text:style-name="T5">Emp e</text:span><text:span text:style-name="T14">:</text:span><text:span text:style-name="T5"> linkList</text:span><text:span text:style-name="T14">){</text:span></text:p>
      <text:p text:style-name="P10"><text:span text:style-name="T5"><text:tab/><text:tab/><text:tab/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5">e</text:span><text:span text:style-name="T14">.</text:span><text:span text:style-name="T5">id </text:span><text:span text:style-name="T14">+</text:span><text:span text:style-name="T5"> </text:span><text:span text:style-name="T32">", "</text:span><text:span text:style-name="T5"> </text:span><text:span text:style-name="T14">+</text:span><text:span text:style-name="T5"> e</text:span><text:span text:style-name="T14">.</text:span><text:span text:style-name="T5">name</text:span><text:span text:style-name="T14">);</text:span></text:p>
      <text:p text:style-name="P10"><text:span text:style-name="T5"><text:tab/><text:tab/></text:span><text:span text:style-name="T14">}</text:span></text:p>
      <text:p text:style-name="P10"><text:span text:style-name="T5"><text:tab/><text:tab/></text:span></text:p>
      <text:p text:style-name="P13"><text:span text:style-name="T5"><text:tab/><text:tab/>Emp fe </text:span><text:span text:style-name="T14">=</text:span><text:span text:style-name="T5"> </text:span><text:span text:style-name="T14">(</text:span><text:span text:style-name="T5">Emp</text:span><text:span text:style-name="T14">)</text:span><text:span text:style-name="T5"> linkList</text:span><text:span text:style-name="T14">.</text:span><text:span text:style-name="T5">getFirst</text:span><text:span text:style-name="T14">();</text:span></text:p>
      <text:p text:style-name="P13"><text:span text:style-name="T14"><text:tab/><text:tab/></text:span><text:span text:style-name="T5"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32">"\nFirst element via getFirst(): "</text:span><text:span text:style-name="T5"> </text:span><text:span text:style-name="T14">+</text:span><text:span text:style-name="T5"> fe</text:span><text:span text:style-name="T14">.</text:span><text:span text:style-name="T5">id </text:span><text:span text:style-name="T14">+</text:span><text:span text:style-name="T5"> </text:span><text:span text:style-name="T32">", "</text:span><text:span text:style-name="T5"> </text:span><text:span text:style-name="T14">+</text:span><text:span text:style-name="T5"> <text:tab/><text:tab/><text:tab/>fe</text:span><text:span text:style-name="T14">.</text:span><text:span text:style-name="T5">name</text:span><text:span text:style-name="T14">);</text:span></text:p>
      <text:p text:style-name="P10"><text:span text:style-name="T5"><text:tab/><text:tab/></text:span></text:p>
      <text:p text:style-name="P10"><text:span text:style-name="T5"><text:tab/><text:tab/>fe </text:span><text:span text:style-name="T14">=</text:span><text:span text:style-name="T5"> </text:span><text:span text:style-name="T14">(</text:span><text:span text:style-name="T5">Emp</text:span><text:span text:style-name="T14">)</text:span><text:span text:style-name="T5"> linkList</text:span><text:span text:style-name="T14">.</text:span><text:span text:style-name="T5">getLast</text:span><text:span text:style-name="T14">();</text:span></text:p>
      <text:p text:style-name="P10"><text:span text:style-name="T5"><text:tab/><text:tab/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32">"\nFirst element via getLast(): "</text:span><text:span text:style-name="T5"> </text:span><text:span text:style-name="T14">+</text:span><text:span text:style-name="T5"> fe</text:span><text:span text:style-name="T14">.</text:span><text:span text:style-name="T5">id </text:span><text:span text:style-name="T14">+</text:span><text:span text:style-name="T5"> </text:span><text:span text:style-name="T32">", "</text:span><text:span text:style-name="T5"> </text:span><text:span text:style-name="T14">+</text:span><text:span text:style-name="T5"> <text:tab/><text:tab/><text:tab/>fe</text:span><text:span text:style-name="T14">.</text:span><text:span text:style-name="T5">name</text:span><text:span text:style-name="T14">);</text:span></text:p>
      <text:p text:style-name="P10"><text:span text:style-name="T5"><text:tab/><text:tab/></text:span></text:p>
      <text:p text:style-name="P10"><text:span text:style-name="T5"><text:tab/></text:span><text:span text:style-name="T14">}</text:span></text:p>
      <text:p text:style-name="P10"><text:span text:style-name="T14">}</text:span></text:p>
      <text:p text:style-name="P7"/>
      <text:p text:style-name="P7">// <text:span text:style-name="T51">User Defined Class</text:span></text:p>
      <text:p text:style-name="P10"><text:span text:style-name="T19">class</text:span><text:span text:style-name="T5"> Emp</text:span><text:span text:style-name="T14">{</text:span></text:p>
      <text:p text:style-name="P10"><text:span text:style-name="T5"><text:tab/></text:span><text:span text:style-name="T19">int</text:span><text:span text:style-name="T5"> id</text:span><text:span text:style-name="T14">;</text:span></text:p>
      <text:p text:style-name="P10"><text:span text:style-name="T5"><text:tab/>String name</text:span><text:span text:style-name="T14">;</text:span></text:p>
      <text:p text:style-name="P10"><text:span text:style-name="T5"><text:tab/></text:span></text:p>
      <text:p text:style-name="P10"><text:span text:style-name="T5"><text:tab/></text:span><text:span text:style-name="T25">//Constructor</text:span></text:p>
      <text:p text:style-name="P10"><text:span text:style-name="T5"><text:tab/>Emp</text:span><text:span text:style-name="T14">(</text:span><text:span text:style-name="T19">int</text:span><text:span text:style-name="T5"> id</text:span><text:span text:style-name="T14">,</text:span><text:span text:style-name="T5"> String name</text:span><text:span text:style-name="T14">){</text:span></text:p>
      <text:p text:style-name="P10"><text:span text:style-name="T5"><text:tab/><text:tab/></text:span><text:span text:style-name="T2">this</text:span><text:span text:style-name="T14">.</text:span><text:span text:style-name="T5">id </text:span><text:span text:style-name="T14">=</text:span><text:span text:style-name="T5"> id</text:span><text:span text:style-name="T14">;</text:span></text:p>
      <text:p text:style-name="P10"><text:span text:style-name="T5"><text:tab/><text:tab/></text:span><text:span text:style-name="T2">this</text:span><text:span text:style-name="T14">.</text:span><text:span text:style-name="T5">name </text:span><text:span text:style-name="T14">=</text:span><text:span text:style-name="T5"> name</text:span><text:span text:style-name="T14">;</text:span></text:p>
      <text:p text:style-name="P10"><text:span text:style-name="T5"><text:tab/></text:span><text:span text:style-name="T14">}</text:span></text:p>
      <text:p text:style-name="P19"><text:span text:style-name="T14">}</text:span></text:p>
      <text:p text:style-name="P19"><text:span text:style-name="T14"/></text:p>
      <text:p text:style-name="P22"><text:span text:style-name="T43"/></text:p>
      <text:p text:style-name="P22"><text:span text:style-name="T43">Program 3. </text:span><text:span text:style-name="T41">Access LinkedList Via Loops</text:span></text:p>
      <text:p text:style-name="P8"/>
      <text:p text:style-name="P10"><text:span text:style-name="T2">import</text:span><text:span text:style-name="T5"> java</text:span><text:span text:style-name="T14">.</text:span><text:span text:style-name="T5">util</text:span><text:span text:style-name="T14">.</text:span><text:span text:style-name="T5">LinkedList</text:span><text:span text:style-name="T14">;</text:span></text:p>
      <text:p text:style-name="P10"><text:span text:style-name="T2">import</text:span><text:span text:style-name="T5"> java</text:span><text:span text:style-name="T14">.</text:span><text:span text:style-name="T5">util</text:span><text:span text:style-name="T14">.</text:span><text:span text:style-name="T5">Iterator</text:span><text:span text:style-name="T14">;</text:span></text:p>
      <text:p text:style-name="P7"/>
      <text:p text:style-name="P10"><text:span text:style-name="T19">public</text:span><text:span text:style-name="T5"> </text:span><text:span text:style-name="T19">class</text:span><text:span text:style-name="T5"> LinkListLoop</text:span><text:span text:style-name="T14">{</text:span></text:p>
      <text:p text:style-name="P10"><text:span text:style-name="T5"><text:tab/></text:span></text:p>
      <text:p text:style-name="P10"><text:span text:style-name="T5"><text:tab/></text:span><text:span text:style-name="T19">public</text:span><text:span text:style-name="T5"> </text:span><text:span text:style-name="T19">static</text:span><text:span text:style-name="T5"> </text:span><text:span text:style-name="T19">void</text:span><text:span text:style-name="T5"> main</text:span><text:span text:style-name="T14">(</text:span><text:span text:style-name="T5">String</text:span><text:span text:style-name="T14">...</text:span><text:span text:style-name="T5">a</text:span><text:span text:style-name="T14">){</text:span></text:p>
      <text:p text:style-name="P10"><text:span text:style-name="T5"><text:tab/><text:tab/></text:span></text:p>
      <text:p text:style-name="P10"><text:span text:style-name="T5"><text:tab/><text:tab/>LinkedList</text:span><text:span text:style-name="T14">&lt;</text:span><text:span text:style-name="T5">String</text:span><text:span text:style-name="T14">&gt;</text:span><text:span text:style-name="T5"> linkedList </text:span><text:span text:style-name="T14">=</text:span><text:span text:style-name="T5"> </text:span><text:span text:style-name="T2">new</text:span><text:span text:style-name="T5"> LinkedList</text:span><text:span text:style-name="T14">&lt;&gt;();</text:span></text:p>
      <text:p text:style-name="P10"><text:span text:style-name="T5"><text:tab/><text:tab/>linkedList</text:span><text:span text:style-name="T14">.</text:span><text:span text:style-name="T5">add</text:span><text:span text:style-name="T14">(</text:span><text:span text:style-name="T32">"Apple"</text:span><text:span text:style-name="T14">);</text:span></text:p>
      <text:p text:style-name="P10"><text:span text:style-name="T5"><text:tab/><text:tab/>linkedList</text:span><text:span text:style-name="T14">.</text:span><text:span text:style-name="T5">add</text:span><text:span text:style-name="T14">(</text:span><text:span text:style-name="T32">"Orange"</text:span><text:span text:style-name="T14">);</text:span></text:p>
      <text:p text:style-name="P10"><text:span text:style-name="T5"><text:tab/><text:tab/>linkedList</text:span><text:span text:style-name="T14">.</text:span><text:span text:style-name="T5">add</text:span><text:span text:style-name="T14">(</text:span><text:span text:style-name="T32">"Mango"</text:span><text:span text:style-name="T14">);</text:span></text:p>
      <text:p text:style-name="P10"><text:span text:style-name="T5"><text:tab/><text:tab/>linkedList</text:span><text:span text:style-name="T14">.</text:span><text:span text:style-name="T5">add</text:span><text:span text:style-name="T14">(</text:span><text:span text:style-name="T32">"Papaya"</text:span><text:span text:style-name="T14">);</text:span></text:p>
      <text:p text:style-name="P10"><text:span text:style-name="T5"><text:tab/><text:tab/></text:span></text:p>
      <text:p text:style-name="P10"><text:span text:style-name="T5"><text:tab/><text:tab/></text:span><text:span text:style-name="T25">// via for loop</text:span></text:p>
      <text:p text:style-name="P10"><text:span text:style-name="T5"><text:tab/><text:tab/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32">"\nVia Loop:"</text:span><text:span text:style-name="T14">);</text:span></text:p>
      <text:p text:style-name="P10"><text:span text:style-name="T5"><text:tab/><text:tab/></text:span><text:span text:style-name="T2">for</text:span><text:span text:style-name="T14">(</text:span><text:span text:style-name="T19">int</text:span><text:span text:style-name="T5"> i</text:span><text:span text:style-name="T14">=</text:span><text:span text:style-name="T34">0</text:span><text:span text:style-name="T14">;</text:span><text:span text:style-name="T5"> i</text:span><text:span text:style-name="T14">&lt;</text:span><text:span text:style-name="T5"> linkedList</text:span><text:span text:style-name="T14">.</text:span><text:span text:style-name="T5">size</text:span><text:span text:style-name="T14">();</text:span><text:span text:style-name="T5"> i</text:span><text:span text:style-name="T14">++){</text:span></text:p>
      <text:p text:style-name="P10"><text:span text:style-name="T5"><text:tab/><text:tab/><text:tab/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5">linkedList</text:span><text:span text:style-name="T14">.</text:span><text:span text:style-name="T5">get</text:span><text:span text:style-name="T14">(</text:span><text:span text:style-name="T5">i</text:span><text:span text:style-name="T14">));</text:span></text:p>
      <text:p text:style-name="P10"><text:span text:style-name="T5"><text:tab/><text:tab/></text:span><text:span text:style-name="T14">}</text:span></text:p>
      <text:p text:style-name="P10"><text:soft-page-break/><text:span text:style-name="T5"><text:tab/><text:tab/></text:span></text:p>
      <text:p text:style-name="P10"><text:span text:style-name="T5"><text:tab/><text:tab/></text:span><text:span text:style-name="T25">// Via advance for loop</text:span></text:p>
      <text:p text:style-name="P10"><text:span text:style-name="T5"><text:tab/><text:tab/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32">"\nVia Advance Loop:"</text:span><text:span text:style-name="T14">);</text:span></text:p>
      <text:p text:style-name="P10"><text:span text:style-name="T5"><text:tab/><text:tab/></text:span><text:span text:style-name="T2">for</text:span><text:span text:style-name="T14">(</text:span><text:span text:style-name="T5">String s1</text:span><text:span text:style-name="T14">:</text:span><text:span text:style-name="T5"> linkedList</text:span><text:span text:style-name="T14">){</text:span></text:p>
      <text:p text:style-name="P10"><text:span text:style-name="T5"><text:tab/><text:tab/><text:tab/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5">s1</text:span><text:span text:style-name="T14">);</text:span></text:p>
      <text:p text:style-name="P10"><text:span text:style-name="T5"><text:tab/><text:tab/></text:span><text:span text:style-name="T14">}</text:span></text:p>
      <text:p text:style-name="P10"><text:span text:style-name="T5"><text:tab/><text:tab/></text:span></text:p>
      <text:p text:style-name="P10"><text:span text:style-name="T5"><text:tab/><text:tab/></text:span><text:span text:style-name="T25">// Via while loop</text:span></text:p>
      <text:p text:style-name="P10"><text:span text:style-name="T5"><text:tab/><text:tab/></text:span><text:span text:style-name="T19">int</text:span><text:span text:style-name="T5"> num </text:span><text:span text:style-name="T14">=</text:span><text:span text:style-name="T5"> </text:span><text:span text:style-name="T34">0</text:span><text:span text:style-name="T14">;</text:span></text:p>
      <text:p text:style-name="P10"><text:span text:style-name="T5"><text:tab/><text:tab/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32">"\nVia While Loop:"</text:span><text:span text:style-name="T14">);</text:span></text:p>
      <text:p text:style-name="P10"><text:span text:style-name="T5"><text:tab/><text:tab/></text:span><text:span text:style-name="T2">while</text:span><text:span text:style-name="T14">(</text:span><text:span text:style-name="T5">linkedList</text:span><text:span text:style-name="T14">.</text:span><text:span text:style-name="T5">size</text:span><text:span text:style-name="T14">()</text:span><text:span text:style-name="T5"> </text:span><text:span text:style-name="T14">&gt;</text:span><text:span text:style-name="T5"> num</text:span><text:span text:style-name="T14">){</text:span></text:p>
      <text:p text:style-name="P10"><text:span text:style-name="T5"><text:tab/><text:tab/><text:tab/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5">linkedList</text:span><text:span text:style-name="T14">.</text:span><text:span text:style-name="T5">get</text:span><text:span text:style-name="T14">(</text:span><text:span text:style-name="T5">num</text:span><text:span text:style-name="T14">));</text:span></text:p>
      <text:p text:style-name="P10"><text:span text:style-name="T5"><text:tab/><text:tab/><text:tab/></text:span><text:span text:style-name="T14">++</text:span><text:span text:style-name="T5">num</text:span><text:span text:style-name="T14">;</text:span></text:p>
      <text:p text:style-name="P10"><text:span text:style-name="T5"><text:tab/><text:tab/></text:span><text:span text:style-name="T14">}</text:span></text:p>
      <text:p text:style-name="P10"><text:span text:style-name="T5"><text:tab/><text:tab/></text:span></text:p>
      <text:p text:style-name="P10"><text:span text:style-name="T5"><text:tab/><text:tab/></text:span><text:span text:style-name="T25">// Via Iterator</text:span></text:p>
      <text:p text:style-name="P10"><text:span text:style-name="T5"><text:tab/><text:tab/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32">"\nVia Iterator:"</text:span><text:span text:style-name="T14">);</text:span></text:p>
      <text:p text:style-name="P10"><text:span text:style-name="T5"><text:tab/><text:tab/>Iterator itr </text:span><text:span text:style-name="T14">=</text:span><text:span text:style-name="T5"> linkedList</text:span><text:span text:style-name="T14">.</text:span><text:span text:style-name="T5">iterator</text:span><text:span text:style-name="T14">();</text:span></text:p>
      <text:p text:style-name="P10"><text:span text:style-name="T5"><text:tab/><text:tab/></text:span><text:span text:style-name="T2">while</text:span><text:span text:style-name="T14">(</text:span><text:span text:style-name="T5">itr</text:span><text:span text:style-name="T14">.</text:span><text:span text:style-name="T5">hasNext</text:span><text:span text:style-name="T14">()){</text:span></text:p>
      <text:p text:style-name="P10"><text:span text:style-name="T5"><text:tab/><text:tab/><text:tab/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5">itr</text:span><text:span text:style-name="T14">.</text:span><text:span text:style-name="T5">next</text:span><text:span text:style-name="T14">());</text:span></text:p>
      <text:p text:style-name="P10"><text:span text:style-name="T5"><text:tab/><text:tab/></text:span><text:span text:style-name="T14">}</text:span></text:p>
      <text:p text:style-name="P10"><text:span text:style-name="T5"><text:tab/></text:span><text:span text:style-name="T14">}</text:span></text:p>
      <text:p text:style-name="P19"><text:span text:style-name="T14">}</text:span></text:p>
      <text:p text:style-name="P20"><text:span text:style-name="T14"/></text:p>
      <text:p text:style-name="P19"><text:span text:style-name="T14"/></text:p>
      <text:p text:style-name="P19"><text:span text:style-name="T14"/></text:p>
      <text:p text:style-name="P24"><text:span text:style-name="T38">Program 4: </text:span><text:span text:style-name="T35"><text:s/>Ways to remove elements from linkedList. All remove() methods of LinkedList.</text:span></text:p>
      <text:p text:style-name="P8"/>
      <text:p text:style-name="P10"><text:span text:style-name="T2">import</text:span><text:span text:style-name="T5"> java</text:span><text:span text:style-name="T14">.</text:span><text:span text:style-name="T5">util</text:span><text:span text:style-name="T14">.</text:span><text:span text:style-name="T5">LinkedList</text:span><text:span text:style-name="T14">;</text:span></text:p>
      <text:p text:style-name="P7"/>
      <text:p text:style-name="P10"><text:span text:style-name="T19">public</text:span><text:span text:style-name="T5"> </text:span><text:span text:style-name="T19">class</text:span><text:span text:style-name="T5"> AllRemoveMethod</text:span><text:span text:style-name="T14">{</text:span></text:p>
      <text:p text:style-name="P10"><text:span text:style-name="T5"><text:tab/></text:span></text:p>
      <text:p text:style-name="P10"><text:span text:style-name="T5"><text:tab/></text:span><text:span text:style-name="T19">public</text:span><text:span text:style-name="T5"> </text:span><text:span text:style-name="T19">static</text:span><text:span text:style-name="T5"> </text:span><text:span text:style-name="T19">void</text:span><text:span text:style-name="T5"> main</text:span><text:span text:style-name="T14">(</text:span><text:span text:style-name="T5">String</text:span><text:span text:style-name="T14">...</text:span><text:span text:style-name="T5">args</text:span><text:span text:style-name="T14">){</text:span></text:p>
      <text:p text:style-name="P10"><text:span text:style-name="T5"><text:tab/><text:tab/>LinkedList</text:span><text:span text:style-name="T14">&lt;</text:span><text:span text:style-name="T5">String</text:span><text:span text:style-name="T14">&gt;</text:span><text:span text:style-name="T5"> linkedList </text:span><text:span text:style-name="T14">=</text:span><text:span text:style-name="T5"> </text:span><text:span text:style-name="T2">new</text:span><text:span text:style-name="T5"> LinkedList</text:span><text:span text:style-name="T14">&lt;&gt;</text:span><text:span text:style-name="T5"> </text:span><text:span text:style-name="T14">();</text:span></text:p>
      <text:p text:style-name="P10"><text:span text:style-name="T5"><text:tab/><text:tab/>linkedList</text:span><text:span text:style-name="T14">.</text:span><text:span text:style-name="T5">add</text:span><text:span text:style-name="T14">(</text:span><text:span text:style-name="T32">"String One"</text:span><text:span text:style-name="T14">);</text:span></text:p>
      <text:p text:style-name="P10"><text:span text:style-name="T5"><text:tab/><text:tab/>linkedList</text:span><text:span text:style-name="T14">.</text:span><text:span text:style-name="T5">add</text:span><text:span text:style-name="T14">(</text:span><text:span text:style-name="T32">"String Two"</text:span><text:span text:style-name="T14">);</text:span></text:p>
      <text:p text:style-name="P10"><text:span text:style-name="T5"><text:tab/><text:tab/>linkedList</text:span><text:span text:style-name="T14">.</text:span><text:span text:style-name="T5">add</text:span><text:span text:style-name="T14">(</text:span><text:span text:style-name="T32">"String Three"</text:span><text:span text:style-name="T14">);</text:span></text:p>
      <text:p text:style-name="P10"><text:span text:style-name="T5"><text:tab/><text:tab/>linkedList</text:span><text:span text:style-name="T14">.</text:span><text:span text:style-name="T5">add</text:span><text:span text:style-name="T14">(</text:span><text:span text:style-name="T32">"String Four"</text:span><text:span text:style-name="T14">);</text:span></text:p>
      <text:p text:style-name="P10"><text:span text:style-name="T5"><text:tab/><text:tab/>linkedList</text:span><text:span text:style-name="T14">.</text:span><text:span text:style-name="T5">add</text:span><text:span text:style-name="T14">(</text:span><text:span text:style-name="T32">"String Five"</text:span><text:span text:style-name="T14">);</text:span></text:p>
      <text:p text:style-name="P10"><text:span text:style-name="T5"><text:tab/><text:tab/>linkedList</text:span><text:span text:style-name="T14">.</text:span><text:span text:style-name="T5">add</text:span><text:span text:style-name="T14">(</text:span><text:span text:style-name="T32">"String Six"</text:span><text:span text:style-name="T14">);</text:span></text:p>
      <text:p text:style-name="P10"><text:span text:style-name="T5"><text:tab/><text:tab/>linkedList</text:span><text:span text:style-name="T14">.</text:span><text:span text:style-name="T5">add</text:span><text:span text:style-name="T14">(</text:span><text:span text:style-name="T32">"String Seven"</text:span><text:span text:style-name="T14">);</text:span></text:p>
      <text:p text:style-name="P10"><text:span text:style-name="T5"><text:tab/><text:tab/>linkedList</text:span><text:span text:style-name="T14">.</text:span><text:span text:style-name="T5">add</text:span><text:span text:style-name="T14">(</text:span><text:span text:style-name="T32">"String Eight"</text:span><text:span text:style-name="T14">);</text:span></text:p>
      <text:p text:style-name="P10"><text:span text:style-name="T5"><text:tab/><text:tab/>linkedList</text:span><text:span text:style-name="T14">.</text:span><text:span text:style-name="T5">add</text:span><text:span text:style-name="T14">(</text:span><text:span text:style-name="T32">"String Eight"</text:span><text:span text:style-name="T14">);</text:span></text:p>
      <text:p text:style-name="P10"><text:span text:style-name="T5"><text:tab/><text:tab/>linkedList</text:span><text:span text:style-name="T14">.</text:span><text:span text:style-name="T5">add</text:span><text:span text:style-name="T14">(</text:span><text:span text:style-name="T32">"String Nine"</text:span><text:span text:style-name="T14">);</text:span></text:p>
      <text:p text:style-name="P10"><text:span text:style-name="T5"><text:tab/><text:tab/></text:span></text:p>
      <text:p text:style-name="P10"><text:span text:style-name="T5"><text:tab/><text:tab/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32">"Actual List: "</text:span><text:span text:style-name="T5"> </text:span><text:span text:style-name="T14">+</text:span><text:span text:style-name="T5"> linkedList</text:span><text:span text:style-name="T14">);</text:span></text:p>
      <text:p text:style-name="P10"><text:span text:style-name="T5"><text:tab/><text:tab/></text:span></text:p>
      <text:p text:style-name="P10"><text:span text:style-name="T5"><text:tab/><text:tab/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32">"\n remove(): "</text:span><text:span text:style-name="T5"> </text:span><text:span text:style-name="T14">+</text:span><text:span text:style-name="T5"> linkedList</text:span><text:span text:style-name="T14">.</text:span><text:span text:style-name="T5">remove</text:span><text:span text:style-name="T14">());</text:span></text:p>
      <text:p text:style-name="P10"><text:span text:style-name="T5"><text:tab/><text:tab/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32">" Changed List: "</text:span><text:span text:style-name="T5"> </text:span><text:span text:style-name="T14">+</text:span><text:span text:style-name="T5"> linkedList</text:span><text:span text:style-name="T14">);</text:span></text:p>
      <text:p text:style-name="P10"><text:span text:style-name="T5"><text:tab/><text:tab/></text:span></text:p>
      <text:p text:style-name="P10"><text:span text:style-name="T5"><text:tab/><text:tab/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32">"\n remove(index): "</text:span><text:span text:style-name="T5"> </text:span><text:span text:style-name="T14">+</text:span><text:span text:style-name="T5"> linkedList</text:span><text:span text:style-name="T14">.</text:span><text:span text:style-name="T5">remove</text:span><text:span text:style-name="T14">(</text:span><text:span text:style-name="T34">2</text:span><text:span text:style-name="T14">));</text:span></text:p>
      <text:p text:style-name="P10"><text:span text:style-name="T5"><text:tab/><text:tab/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32">" Changed List: "</text:span><text:span text:style-name="T5"> </text:span><text:span text:style-name="T14">+</text:span><text:span text:style-name="T5"> linkedList</text:span><text:span text:style-name="T14">);</text:span></text:p>
      <text:p text:style-name="P10"><text:span text:style-name="T5"><text:tab/><text:tab/></text:span></text:p>
      <text:p text:style-name="P10"><text:span text:style-name="T5"><text:tab/><text:tab/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32">"\n remove(Object): "</text:span><text:span text:style-name="T5"> </text:span><text:span text:style-name="T14">+</text:span><text:span text:style-name="T5"> linkedList</text:span><text:span text:style-name="T14">.</text:span><text:span text:style-name="T5">remove</text:span><text:span text:style-name="T14">(</text:span><text:span text:style-name="T32">"String Six"</text:span><text:span text:style-name="T14">));</text:span></text:p>
      <text:p text:style-name="P10"><text:span text:style-name="T14"/></text:p>
      <text:p text:style-name="P10"><text:span text:style-name="T5"><text:tab/><text:tab/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32">" Changed List: "</text:span><text:span text:style-name="T5"> </text:span><text:span text:style-name="T14">+</text:span><text:span text:style-name="T5"> linkedList</text:span><text:span text:style-name="T14">);</text:span></text:p>
      <text:p text:style-name="P10"><text:soft-page-break/><text:span text:style-name="T5"><text:tab/><text:tab/></text:span></text:p>
      <text:p text:style-name="P10"><text:span text:style-name="T5"><text:tab/><text:tab/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32">"\n removeFirst(): "</text:span><text:span text:style-name="T5"> </text:span><text:span text:style-name="T14">+</text:span><text:span text:style-name="T5"> linkedList</text:span><text:span text:style-name="T14">.</text:span><text:span text:style-name="T5">removeFirst</text:span><text:span text:style-name="T14">());</text:span></text:p>
      <text:p text:style-name="P10"><text:span text:style-name="T5"><text:tab/><text:tab/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32">" Changed List: "</text:span><text:span text:style-name="T5"> </text:span><text:span text:style-name="T14">+</text:span><text:span text:style-name="T5"> linkedList</text:span><text:span text:style-name="T14">);</text:span></text:p>
      <text:p text:style-name="P10"><text:span text:style-name="T5"><text:tab/><text:tab/></text:span></text:p>
      <text:p text:style-name="P10"><text:span text:style-name="T5"><text:tab/><text:tab/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32">"\n removeLast(): "</text:span><text:span text:style-name="T5"> </text:span><text:span text:style-name="T14">+</text:span><text:span text:style-name="T5"> linkedList</text:span><text:span text:style-name="T14">.</text:span><text:span text:style-name="T5">removeLast</text:span><text:span text:style-name="T14">());</text:span></text:p>
      <text:p text:style-name="P10"><text:span text:style-name="T5"><text:tab/><text:tab/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32">" Changed List: "</text:span><text:span text:style-name="T5"> </text:span><text:span text:style-name="T14">+</text:span><text:span text:style-name="T5"> linkedList</text:span><text:span text:style-name="T14">);</text:span></text:p>
      <text:p text:style-name="P10"><text:span text:style-name="T5"><text:tab/><text:tab/></text:span></text:p>
      <text:p text:style-name="P10"><text:span text:style-name="T5"><text:tab/><text:tab/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32">"\n removeFirstOccurrence(): "</text:span><text:span text:style-name="T5"> </text:span><text:span text:style-name="T14">+</text:span><text:span text:style-name="T5"> linkedList</text:span><text:span text:style-name="T14">.</text:span><text:span text:style-name="T5">removeFirstOccurrence</text:span><text:span text:style-name="T14">(</text:span><text:span text:style-name="T32">"String Eight"</text:span><text:span text:style-name="T14">));</text:span></text:p>
      <text:p text:style-name="P14"><text:span text:style-name="T5"><text:tab/><text:tab/></text:span></text:p>
      <text:p text:style-name="P14"><text:span text:style-name="T5"><text:tab/><text:tab/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32">" Changed List: "</text:span><text:span text:style-name="T5"> </text:span><text:span text:style-name="T14">+</text:span><text:span text:style-name="T5"> linkedList</text:span><text:span text:style-name="T14">);</text:span></text:p>
      <text:p text:style-name="P10"><text:span text:style-name="T5"><text:tab/><text:tab/></text:span></text:p>
      <text:p text:style-name="P10"><text:span text:style-name="T5"><text:tab/><text:tab/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32">"\n removeLastOccurrence(): "</text:span><text:span text:style-name="T5"> </text:span><text:span text:style-name="T14">+</text:span><text:span text:style-name="T5"> linkedList</text:span><text:span text:style-name="T14">.</text:span><text:span text:style-name="T5">removeLastOccurrence</text:span><text:span text:style-name="T14">(</text:span><text:span text:style-name="T32">"String Three"</text:span><text:span text:style-name="T14">));</text:span></text:p>
      <text:p text:style-name="P14"><text:span text:style-name="T5"><text:tab/><text:tab/></text:span></text:p>
      <text:p text:style-name="P14"><text:span text:style-name="T5"><text:tab/><text:tab/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32">" Changed List: "</text:span><text:span text:style-name="T5"> </text:span><text:span text:style-name="T14">+</text:span><text:span text:style-name="T5"> linkedList</text:span><text:span text:style-name="T14">);</text:span></text:p>
      <text:p text:style-name="P10"><text:span text:style-name="T5"><text:tab/></text:span><text:span text:style-name="T14">}</text:span></text:p>
      <text:p text:style-name="P19"><text:span text:style-name="T14">}</text:span></text:p>
      <text:p text:style-name="P19"><text:span text:style-name="T14"/></text:p>
      <text:p text:style-name="P19"><text:span text:style-name="T14"/></text:p>
      <text:p text:style-name="P19"><text:span text:style-name="T14"/></text:p>
      <text:p text:style-name="P24"><text:span text:style-name="T39">Program 5: </text:span><text:span text:style-name="T35">Ways to access last elements of LinkedList</text:span></text:p>
      <text:p text:style-name="P8"/>
      <text:p text:style-name="P10"><text:span text:style-name="T2">import</text:span><text:span text:style-name="T5"> java</text:span><text:span text:style-name="T14">.</text:span><text:span text:style-name="T5">util</text:span><text:span text:style-name="T14">.</text:span><text:span text:style-name="T5">LinkedList</text:span><text:span text:style-name="T14">;</text:span></text:p>
      <text:p text:style-name="P7"/>
      <text:p text:style-name="P10"><text:span text:style-name="T19">public</text:span><text:span text:style-name="T5"> </text:span><text:span text:style-name="T19">class</text:span><text:span text:style-name="T5"> MyLastElement</text:span><text:span text:style-name="T14">{</text:span></text:p>
      <text:p text:style-name="P10"><text:span text:style-name="T5"><text:tab/></text:span></text:p>
      <text:p text:style-name="P10"><text:span text:style-name="T5"><text:tab/></text:span><text:span text:style-name="T19">public</text:span><text:span text:style-name="T5"> </text:span><text:span text:style-name="T19">static</text:span><text:span text:style-name="T5"> </text:span><text:span text:style-name="T19">void</text:span><text:span text:style-name="T5"> main</text:span><text:span text:style-name="T14">(</text:span><text:span text:style-name="T5">String</text:span><text:span text:style-name="T14">...</text:span><text:span text:style-name="T5">a</text:span><text:span text:style-name="T14">){</text:span></text:p>
      <text:p text:style-name="P10"><text:span text:style-name="T5"><text:tab/><text:tab/></text:span></text:p>
      <text:p text:style-name="P10"><text:span text:style-name="T5"><text:tab/><text:tab/>LinkedList</text:span><text:span text:style-name="T14">&lt;</text:span><text:span text:style-name="T5">String</text:span><text:span text:style-name="T14">&gt;</text:span><text:span text:style-name="T5"> linkedList </text:span><text:span text:style-name="T14">=</text:span><text:span text:style-name="T5"> </text:span><text:span text:style-name="T2">new</text:span><text:span text:style-name="T5"> LinkedList</text:span><text:span text:style-name="T14">&lt;&gt;();</text:span></text:p>
      <text:p text:style-name="P10"><text:span text:style-name="T5"><text:tab/><text:tab/>linkedList</text:span><text:span text:style-name="T14">.</text:span><text:span text:style-name="T5">add</text:span><text:span text:style-name="T14">(</text:span><text:span text:style-name="T32">"String One"</text:span><text:span text:style-name="T14">);</text:span></text:p>
      <text:p text:style-name="P10"><text:span text:style-name="T5"><text:tab/><text:tab/>linkedList</text:span><text:span text:style-name="T14">.</text:span><text:span text:style-name="T5">add</text:span><text:span text:style-name="T14">(</text:span><text:span text:style-name="T32">"String Two"</text:span><text:span text:style-name="T14">);</text:span></text:p>
      <text:p text:style-name="P10"><text:span text:style-name="T5"><text:tab/><text:tab/>linkedList</text:span><text:span text:style-name="T14">.</text:span><text:span text:style-name="T5">add</text:span><text:span text:style-name="T14">(</text:span><text:span text:style-name="T32">"String Three"</text:span><text:span text:style-name="T14">);</text:span></text:p>
      <text:p text:style-name="P10"><text:span text:style-name="T5"><text:tab/><text:tab/>linkedList</text:span><text:span text:style-name="T14">.</text:span><text:span text:style-name="T5">add</text:span><text:span text:style-name="T14">(</text:span><text:span text:style-name="T32">"String Four"</text:span><text:span text:style-name="T14">);</text:span></text:p>
      <text:p text:style-name="P10"><text:span text:style-name="T5"><text:tab/><text:tab/>linkedList</text:span><text:span text:style-name="T14">.</text:span><text:span text:style-name="T5">add</text:span><text:span text:style-name="T14">(</text:span><text:span text:style-name="T32">"String Five"</text:span><text:span text:style-name="T14">);</text:span></text:p>
      <text:p text:style-name="P10"><text:span text:style-name="T5"><text:tab/><text:tab/></text:span></text:p>
      <text:p text:style-name="P10"><text:span text:style-name="T5"><text:tab/><text:tab/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32">"Actual List: "</text:span><text:span text:style-name="T5"> </text:span><text:span text:style-name="T14">+</text:span><text:span text:style-name="T5"> linkedList</text:span><text:span text:style-name="T14">);</text:span></text:p>
      <text:p text:style-name="P10"><text:span text:style-name="T5"><text:tab/><text:tab/></text:span></text:p>
      <text:p text:style-name="P10"><text:span text:style-name="T5"><text:tab/><text:tab/></text:span><text:span text:style-name="T25">/* getLast(): returns the last element in the list, but if list is empty then it returns exception.*/</text:span></text:p>
      <text:p text:style-name="P10"><text:span text:style-name="T25"/></text:p>
      <text:p text:style-name="P10"><text:span text:style-name="T5"><text:tab/><text:tab/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32">"\n via getLast(): "</text:span><text:span text:style-name="T5"> </text:span><text:span text:style-name="T14">+</text:span><text:span text:style-name="T5"> linkedList</text:span><text:span text:style-name="T14">.</text:span><text:span text:style-name="T5">getLast</text:span><text:span text:style-name="T14">());</text:span></text:p>
      <text:p text:style-name="P10"><text:span text:style-name="T5"><text:tab/><text:tab/></text:span></text:p>
      <text:p text:style-name="P10"><text:span text:style-name="T5"><text:tab/><text:tab/></text:span><text:span text:style-name="T25">/* peekLast(): returns the last element in the list, but if list if empty then it returns null.*/</text:span></text:p>
      <text:p text:style-name="P10"><text:span text:style-name="T25"/></text:p>
      <text:p text:style-name="P10"><text:span text:style-name="T5"><text:tab/><text:tab/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32">"\n via peekLast(): "</text:span><text:span text:style-name="T5"> </text:span><text:span text:style-name="T14">+</text:span><text:span text:style-name="T5"> linkedList</text:span><text:span text:style-name="T14">.</text:span><text:span text:style-name="T5">peekLast</text:span><text:span text:style-name="T14">());</text:span></text:p>
      <text:p text:style-name="P10"><text:span text:style-name="T5"><text:tab/></text:span><text:span text:style-name="T14">}</text:span></text:p>
      <text:p text:style-name="P19"><text:span text:style-name="T14">}</text:span></text:p>
      <text:p text:style-name="P19"><text:span text:style-name="T14"/></text:p>
      <text:p text:style-name="P19"><text:span text:style-name="T14"/></text:p>
      <text:p text:style-name="P23"><text:span text:style-name="T47">Program 6: </text:span><text:span text:style-name="T41">Reverse the iterator in LinkedList</text:span></text:p>
      <text:p text:style-name="P6"/>
      <text:p text:style-name="P10"><text:span text:style-name="T2">import</text:span><text:span text:style-name="T5"> java</text:span><text:span text:style-name="T14">.</text:span><text:span text:style-name="T5">util</text:span><text:span text:style-name="T14">.</text:span><text:span text:style-name="T5">LinkedList</text:span><text:span text:style-name="T14">;</text:span></text:p>
      <text:p text:style-name="P10"><text:span text:style-name="T2">import</text:span><text:span text:style-name="T5"> java</text:span><text:span text:style-name="T14">.</text:span><text:span text:style-name="T5">util</text:span><text:span text:style-name="T14">.</text:span><text:span text:style-name="T5">Iterator</text:span><text:span text:style-name="T14">;</text:span></text:p>
      <text:p text:style-name="P7"/>
      <text:p text:style-name="P10"><text:span text:style-name="T19">class</text:span><text:span text:style-name="T5"> ReverseIterator</text:span><text:span text:style-name="T14">{</text:span></text:p>
      <text:p text:style-name="P10"><text:span text:style-name="T5"><text:tab/></text:span><text:span text:style-name="T19">public</text:span><text:span text:style-name="T5"> </text:span><text:span text:style-name="T19">static</text:span><text:span text:style-name="T5"> </text:span><text:span text:style-name="T19">void</text:span><text:span text:style-name="T5"> main</text:span><text:span text:style-name="T14">(</text:span><text:span text:style-name="T5">String</text:span><text:span text:style-name="T14">...</text:span><text:span text:style-name="T5">a</text:span><text:span text:style-name="T14">){</text:span></text:p>
      <text:p text:style-name="P10"><text:soft-page-break/><text:span text:style-name="T5"><text:tab/><text:tab/></text:span></text:p>
      <text:p text:style-name="P10"><text:span text:style-name="T5"><text:tab/><text:tab/>LinkedList</text:span><text:span text:style-name="T14">&lt;</text:span><text:span text:style-name="T5">String</text:span><text:span text:style-name="T14">&gt;</text:span><text:span text:style-name="T5"> name </text:span><text:span text:style-name="T14">=</text:span><text:span text:style-name="T5"> </text:span><text:span text:style-name="T2">new</text:span><text:span text:style-name="T5"> LinkedList</text:span><text:span text:style-name="T14">&lt;&gt;();</text:span></text:p>
      <text:p text:style-name="P10"><text:span text:style-name="T5"><text:tab/><text:tab/>name</text:span><text:span text:style-name="T14">.</text:span><text:span text:style-name="T5">add</text:span><text:span text:style-name="T14">(</text:span><text:span text:style-name="T32">"String One"</text:span><text:span text:style-name="T14">);</text:span></text:p>
      <text:p text:style-name="P10"><text:span text:style-name="T5"><text:tab/><text:tab/>name</text:span><text:span text:style-name="T14">.</text:span><text:span text:style-name="T5">add</text:span><text:span text:style-name="T14">(</text:span><text:span text:style-name="T32">"String Two"</text:span><text:span text:style-name="T14">);</text:span></text:p>
      <text:p text:style-name="P10"><text:span text:style-name="T5"><text:tab/><text:tab/>name</text:span><text:span text:style-name="T14">.</text:span><text:span text:style-name="T5">add</text:span><text:span text:style-name="T14">(</text:span><text:span text:style-name="T32">"String Three"</text:span><text:span text:style-name="T14">);</text:span></text:p>
      <text:p text:style-name="P10"><text:span text:style-name="T5"><text:tab/><text:tab/>name</text:span><text:span text:style-name="T14">.</text:span><text:span text:style-name="T5">add</text:span><text:span text:style-name="T14">(</text:span><text:span text:style-name="T32">"String Four"</text:span><text:span text:style-name="T14">);</text:span></text:p>
      <text:p text:style-name="P10"><text:span text:style-name="T5"><text:tab/><text:tab/>name</text:span><text:span text:style-name="T14">.</text:span><text:span text:style-name="T5">add</text:span><text:span text:style-name="T14">(</text:span><text:span text:style-name="T32">"String Five"</text:span><text:span text:style-name="T14">);</text:span></text:p>
      <text:p text:style-name="P10"><text:span text:style-name="T5"><text:tab/><text:tab/></text:span></text:p>
      <text:p text:style-name="P10"><text:span text:style-name="T5"><text:tab/><text:tab/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32">"Actual List: "</text:span><text:span text:style-name="T5"> </text:span><text:span text:style-name="T14">+</text:span><text:span text:style-name="T5"> name</text:span><text:span text:style-name="T14">);</text:span></text:p>
      <text:p text:style-name="P10"><text:span text:style-name="T5"><text:tab/><text:tab/></text:span></text:p>
      <text:p text:style-name="P10"><text:span text:style-name="T5"><text:tab/><text:tab/></text:span><text:span text:style-name="T25">// Now let's iterate in descending order.</text:span></text:p>
      <text:p text:style-name="P10"><text:span text:style-name="T5"><text:tab/><text:tab/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32">"\nAfter Reverse Iteration: "</text:span><text:span text:style-name="T14">);</text:span></text:p>
      <text:p text:style-name="P10"><text:span text:style-name="T5"><text:tab/><text:tab/>Iterator itr </text:span><text:span text:style-name="T14">=</text:span><text:span text:style-name="T5"> name</text:span><text:span text:style-name="T14">.</text:span><text:span text:style-name="T5">descendingIterator</text:span><text:span text:style-name="T14">();</text:span></text:p>
      <text:p text:style-name="P10"><text:span text:style-name="T5"><text:tab/><text:tab/></text:span><text:span text:style-name="T2">while</text:span><text:span text:style-name="T14">(</text:span><text:span text:style-name="T5">itr</text:span><text:span text:style-name="T14">.</text:span><text:span text:style-name="T5">hasNext</text:span><text:span text:style-name="T14">()){</text:span></text:p>
      <text:p text:style-name="P10"><text:span text:style-name="T5"><text:tab/><text:tab/><text:tab/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5">itr</text:span><text:span text:style-name="T14">.</text:span><text:span text:style-name="T5">next</text:span><text:span text:style-name="T14">());</text:span></text:p>
      <text:p text:style-name="P10"><text:span text:style-name="T5"><text:tab/><text:tab/></text:span><text:span text:style-name="T14">}</text:span></text:p>
      <text:p text:style-name="P10"><text:span text:style-name="T5"><text:tab/></text:span><text:span text:style-name="T14">}</text:span></text:p>
      <text:p text:style-name="P19"><text:span text:style-name="T14">}</text:span></text:p>
      <text:p text:style-name="P19"><text:span text:style-name="T14"/></text:p>
      <text:p text:style-name="P19"><text:span text:style-name="T14"/></text:p>
      <text:p text:style-name="P22"><text:span text:style-name="T48">Program </text:span><text:span text:style-name="T49">7</text:span><text:span text:style-name="T48">: </text:span><text:span text:style-name="T41">Push (add) Pop (remove) elements</text:span></text:p>
      <text:p text:style-name="P8"/>
      <text:p text:style-name="P10"><text:span text:style-name="T2">import</text:span><text:span text:style-name="T5"> java</text:span><text:span text:style-name="T14">.</text:span><text:span text:style-name="T5">util</text:span><text:span text:style-name="T14">.</text:span><text:span text:style-name="T5">LinkedList</text:span><text:span text:style-name="T14">;</text:span></text:p>
      <text:p text:style-name="P7"/>
      <text:p text:style-name="P10"><text:span text:style-name="T19">public</text:span><text:span text:style-name="T5"> </text:span><text:span text:style-name="T19">class</text:span><text:span text:style-name="T5"> MyPushPop</text:span><text:span text:style-name="T14">{</text:span></text:p>
      <text:p text:style-name="P10"><text:span text:style-name="T5"><text:tab/></text:span></text:p>
      <text:p text:style-name="P10"><text:span text:style-name="T5"><text:tab/></text:span><text:span text:style-name="T19">public</text:span><text:span text:style-name="T5"> </text:span><text:span text:style-name="T19">static</text:span><text:span text:style-name="T5"> </text:span><text:span text:style-name="T19">void</text:span><text:span text:style-name="T5"> main</text:span><text:span text:style-name="T14">(</text:span><text:span text:style-name="T5">String</text:span><text:span text:style-name="T14">...</text:span><text:span text:style-name="T5">a</text:span><text:span text:style-name="T14">){</text:span></text:p>
      <text:p text:style-name="P10"><text:span text:style-name="T5"><text:tab/><text:tab/></text:span></text:p>
      <text:p text:style-name="P10"><text:span text:style-name="T5"><text:tab/><text:tab/>LinkedList</text:span><text:span text:style-name="T14">&lt;</text:span><text:span text:style-name="T5">String</text:span><text:span text:style-name="T14">&gt;</text:span><text:span text:style-name="T5"> name </text:span><text:span text:style-name="T14">=</text:span><text:span text:style-name="T5"> </text:span><text:span text:style-name="T2">new</text:span><text:span text:style-name="T5"> LinkedList</text:span><text:span text:style-name="T14">&lt;&gt;();</text:span></text:p>
      <text:p text:style-name="P10"><text:span text:style-name="T5"><text:tab/><text:tab/>name</text:span><text:span text:style-name="T14">.</text:span><text:span text:style-name="T5">add</text:span><text:span text:style-name="T14">(</text:span><text:span text:style-name="T32">"String One"</text:span><text:span text:style-name="T14">);</text:span></text:p>
      <text:p text:style-name="P10"><text:span text:style-name="T5"><text:tab/><text:tab/>name</text:span><text:span text:style-name="T14">.</text:span><text:span text:style-name="T5">add</text:span><text:span text:style-name="T14">(</text:span><text:span text:style-name="T32">"String Two"</text:span><text:span text:style-name="T14">);</text:span></text:p>
      <text:p text:style-name="P10"><text:span text:style-name="T5"><text:tab/><text:tab/>name</text:span><text:span text:style-name="T14">.</text:span><text:span text:style-name="T5">add</text:span><text:span text:style-name="T14">(</text:span><text:span text:style-name="T32">"String Three"</text:span><text:span text:style-name="T14">);</text:span></text:p>
      <text:p text:style-name="P10"><text:span text:style-name="T5"><text:tab/><text:tab/>name</text:span><text:span text:style-name="T14">.</text:span><text:span text:style-name="T5">add</text:span><text:span text:style-name="T14">(</text:span><text:span text:style-name="T32">"String Four"</text:span><text:span text:style-name="T14">);</text:span></text:p>
      <text:p text:style-name="P10"><text:span text:style-name="T5"><text:tab/><text:tab/>name</text:span><text:span text:style-name="T14">.</text:span><text:span text:style-name="T5">add</text:span><text:span text:style-name="T14">(</text:span><text:span text:style-name="T32">"String Five"</text:span><text:span text:style-name="T14">);</text:span></text:p>
      <text:p text:style-name="P10"><text:span text:style-name="T5"><text:tab/><text:tab/></text:span></text:p>
      <text:p text:style-name="P10"><text:span text:style-name="T5"><text:tab/><text:tab/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32">"Actual List: "</text:span><text:span text:style-name="T5"> </text:span><text:span text:style-name="T14">+</text:span><text:span text:style-name="T5"> name</text:span><text:span text:style-name="T14">);</text:span></text:p>
      <text:p text:style-name="P10"><text:span text:style-name="T5"><text:tab/><text:tab/></text:span></text:p>
      <text:p text:style-name="P10"><text:span text:style-name="T5"><text:tab/><text:tab/></text:span><text:span text:style-name="T25">// Now let's push the element</text:span></text:p>
      <text:p text:style-name="P10"><text:span text:style-name="T5"><text:tab/><text:tab/>name</text:span><text:span text:style-name="T14">.</text:span><text:span text:style-name="T5">push</text:span><text:span text:style-name="T14">(</text:span><text:span text:style-name="T32">"Push Element"</text:span><text:span text:style-name="T14">);</text:span></text:p>
      <text:p text:style-name="P10"><text:span text:style-name="T5"><text:tab/><text:tab/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32">"Push Changes: "</text:span><text:span text:style-name="T5"> </text:span><text:span text:style-name="T14">+</text:span><text:span text:style-name="T5"> name</text:span><text:span text:style-name="T14">);</text:span></text:p>
      <text:p text:style-name="P10"><text:span text:style-name="T5"><text:tab/><text:tab/></text:span></text:p>
      <text:p text:style-name="P10"><text:span text:style-name="T5"><text:tab/><text:tab/></text:span><text:span text:style-name="T25">// Now let's pop the element.</text:span></text:p>
      <text:p text:style-name="P10"><text:span text:style-name="T5"><text:tab/><text:tab/>name</text:span><text:span text:style-name="T14">.</text:span><text:span text:style-name="T5">pop</text:span><text:span text:style-name="T14">();</text:span></text:p>
      <text:p text:style-name="P10"><text:span text:style-name="T5"><text:tab/><text:tab/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32">"Pop Changes: "</text:span><text:span text:style-name="T5"> </text:span><text:span text:style-name="T14">+</text:span><text:span text:style-name="T5"> name</text:span><text:span text:style-name="T14">);</text:span></text:p>
      <text:p text:style-name="P10"><text:span text:style-name="T5"><text:tab/></text:span><text:span text:style-name="T14">}</text:span></text:p>
      <text:p text:style-name="P19"><text:span text:style-name="T14">}</text:span></text:p>
      <text:p text:style-name="P19"><text:span text:style-name="T14"/></text:p>
      <text:p text:style-name="P19"><text:span text:style-name="T14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oft-page-break/><text:span text:style-name="T10">Program 8:</text:span><text:span text:style-name="T6"> Create My Own LinkedList: MyLinkedList.java</text:span></text:p>
      <text:p text:style-name="P10"><text:span text:style-name="T6"><text:s/></text:span></text:p>
      <text:p text:style-name="P10"><text:span text:style-name="T6"><text:s/></text:span><text:span text:style-name="T20">class</text:span><text:span text:style-name="T6"> Link</text:span><text:span text:style-name="T14">{</text:span></text:p>
      <text:p text:style-name="P10"><text:span text:style-name="T5"><text:tab/> </text:span><text:span text:style-name="T19">int</text:span><text:span text:style-name="T5"> iData</text:span><text:span text:style-name="T14">;</text:span></text:p>
      <text:p text:style-name="P10"><text:span text:style-name="T5"><text:tab/> </text:span><text:span text:style-name="T19">public</text:span><text:span text:style-name="T5"> Link next</text:span><text:span text:style-name="T14">;</text:span></text:p>
      <text:p text:style-name="P10"><text:span text:style-name="T5"><text:tab/> </text:span></text:p>
      <text:p text:style-name="P10"><text:span text:style-name="T5"><text:tab/> </text:span><text:span text:style-name="T25">// Constructor</text:span></text:p>
      <text:p text:style-name="P10"><text:span text:style-name="T5"><text:tab/> </text:span><text:span text:style-name="T19">public</text:span><text:span text:style-name="T5"> Link</text:span><text:span text:style-name="T14">(</text:span><text:span text:style-name="T19">int</text:span><text:span text:style-name="T5"> iData</text:span><text:span text:style-name="T14">){</text:span></text:p>
      <text:p text:style-name="P10"><text:span text:style-name="T5"><text:tab/><text:tab/> </text:span><text:span text:style-name="T2">this</text:span><text:span text:style-name="T14">.</text:span><text:span text:style-name="T5">iData </text:span><text:span text:style-name="T14">=</text:span><text:span text:style-name="T5"> iData</text:span><text:span text:style-name="T14">;</text:span></text:p>
      <text:p text:style-name="P10"><text:span text:style-name="T5"><text:tab/> </text:span><text:span text:style-name="T14">}</text:span></text:p>
      <text:p text:style-name="P10"><text:span text:style-name="T5"><text:tab/> </text:span></text:p>
      <text:p text:style-name="P10"><text:span text:style-name="T5"><text:tab/> @Override</text:span></text:p>
      <text:p text:style-name="P10"><text:span text:style-name="T5"><text:tab/> </text:span><text:span text:style-name="T19">public</text:span><text:span text:style-name="T5"> String toString</text:span><text:span text:style-name="T14">(){</text:span></text:p>
      <text:p text:style-name="P10"><text:span text:style-name="T5"><text:tab/><text:tab/> </text:span><text:span text:style-name="T2">return</text:span><text:span text:style-name="T5"> </text:span><text:span text:style-name="T32">"{ "</text:span><text:span text:style-name="T5"> </text:span><text:span text:style-name="T14">+</text:span><text:span text:style-name="T5"> iData </text:span><text:span text:style-name="T14">+</text:span><text:span text:style-name="T5"> </text:span><text:span text:style-name="T32">" }"</text:span><text:span text:style-name="T14">;</text:span></text:p>
      <text:p text:style-name="P10"><text:span text:style-name="T5"><text:tab/> </text:span><text:span text:style-name="T14">}</text:span></text:p>
      <text:p text:style-name="P10"><text:span text:style-name="T5"><text:s/></text:span><text:span text:style-name="T14">}</text:span></text:p>
      <text:p text:style-name="P10"><text:span text:style-name="T5"><text:s/></text:span></text:p>
      <text:p text:style-name="P10"><text:span text:style-name="T5"><text:s/></text:span></text:p>
      <text:p text:style-name="P4"><text:span text:style-name="T25">//LinkedList</text:span></text:p>
      <text:p text:style-name="P15"><text:span text:style-name="T6"><text:s/></text:span></text:p>
      <text:p text:style-name="P15"><text:span text:style-name="T6"><text:s/></text:span><text:span text:style-name="T20">class</text:span><text:span text:style-name="T6"> LinkedList</text:span><text:span text:style-name="T14">{</text:span></text:p>
      <text:p text:style-name="P15"><text:span text:style-name="T5"><text:tab/> </text:span></text:p>
      <text:p text:style-name="P15"><text:span text:style-name="T5"><text:tab/> </text:span><text:span text:style-name="T19">private</text:span><text:span text:style-name="T5"> Link first</text:span><text:span text:style-name="T14">;</text:span></text:p>
      <text:p text:style-name="P15"><text:span text:style-name="T5"><text:tab/> </text:span></text:p>
      <text:p text:style-name="P15"><text:span text:style-name="T5"><text:tab/> </text:span><text:span text:style-name="T25">//Constructor</text:span></text:p>
      <text:p text:style-name="P15"><text:span text:style-name="T5"><text:tab/> </text:span><text:span text:style-name="T19">public</text:span><text:span text:style-name="T5"> LinkedList</text:span><text:span text:style-name="T14">(){</text:span></text:p>
      <text:p text:style-name="P15"><text:span text:style-name="T5"><text:tab/><text:tab/> first </text:span><text:span text:style-name="T14">=</text:span><text:span text:style-name="T5"> </text:span><text:span text:style-name="T2">null</text:span><text:span text:style-name="T14">;</text:span></text:p>
      <text:p text:style-name="P15"><text:span text:style-name="T5"><text:tab/> </text:span><text:span text:style-name="T14">}</text:span></text:p>
      <text:p text:style-name="P15"><text:span text:style-name="T5"><text:tab/> </text:span></text:p>
      <text:p text:style-name="P15"><text:span text:style-name="T5"><text:tab/> </text:span><text:span text:style-name="T19">public</text:span><text:span text:style-name="T5"> </text:span><text:span text:style-name="T19">boolean</text:span><text:span text:style-name="T5"> isEmpty</text:span><text:span text:style-name="T14">(){</text:span></text:p>
      <text:p text:style-name="P15"><text:span text:style-name="T5"><text:tab/><text:tab/> </text:span><text:span text:style-name="T2">return</text:span><text:span text:style-name="T5"> </text:span><text:span text:style-name="T14">(</text:span><text:span text:style-name="T5">first </text:span><text:span text:style-name="T14">==</text:span><text:span text:style-name="T5"> </text:span><text:span text:style-name="T2">null</text:span><text:span text:style-name="T14">);</text:span><text:span text:style-name="T5"> <text:tab/></text:span><text:span text:style-name="T25">// returns true if first is null.</text:span></text:p>
      <text:p text:style-name="P15"><text:span text:style-name="T5"><text:tab/> </text:span><text:span text:style-name="T14">}</text:span></text:p>
      <text:p text:style-name="P15"><text:span text:style-name="T5"><text:tab/> </text:span></text:p>
      <text:p text:style-name="P15"><text:span text:style-name="T5"><text:tab/> </text:span><text:span text:style-name="T19">public</text:span><text:span text:style-name="T5"> </text:span><text:span text:style-name="T19">void</text:span><text:span text:style-name="T5"> insertFirst</text:span><text:span text:style-name="T14">(</text:span><text:span text:style-name="T19">int</text:span><text:span text:style-name="T5"> id</text:span><text:span text:style-name="T14">){</text:span></text:p>
      <text:p text:style-name="P15"><text:span text:style-name="T5"><text:tab/></text:span></text:p>
      <text:p text:style-name="P15"><text:span text:style-name="T5"><text:tab/><text:tab/> Link newLink </text:span><text:span text:style-name="T14">=</text:span><text:span text:style-name="T5"> </text:span><text:span text:style-name="T2">new</text:span><text:span text:style-name="T5"> Link</text:span><text:span text:style-name="T14">(</text:span><text:span text:style-name="T5">id</text:span><text:span text:style-name="T14">);</text:span></text:p>
      <text:p text:style-name="P15"><text:span text:style-name="T5"><text:tab/><text:tab/> newLink</text:span><text:span text:style-name="T14">.</text:span><text:span text:style-name="T5">next </text:span><text:span text:style-name="T14">=</text:span><text:span text:style-name="T5"> first</text:span><text:span text:style-name="T14">;</text:span></text:p>
      <text:p text:style-name="P15"><text:span text:style-name="T5"><text:tab/><text:tab/> first </text:span><text:span text:style-name="T14">=</text:span><text:span text:style-name="T5"> newLink</text:span><text:span text:style-name="T14">;</text:span></text:p>
      <text:p text:style-name="P15"><text:span text:style-name="T5"><text:tab/> </text:span><text:span text:style-name="T14">}</text:span></text:p>
      <text:p text:style-name="P15"><text:span text:style-name="T5"><text:tab/> </text:span></text:p>
      <text:p text:style-name="P15"><text:span text:style-name="T5"><text:tab/> </text:span><text:span text:style-name="T19">public</text:span><text:span text:style-name="T5"> Link deleteFirst</text:span><text:span text:style-name="T14">(){</text:span></text:p>
      <text:p text:style-name="P15"><text:span text:style-name="T5"><text:tab/><text:tab/> Link temp </text:span><text:span text:style-name="T14">=</text:span><text:span text:style-name="T5"> first</text:span><text:span text:style-name="T14">;</text:span></text:p>
      <text:p text:style-name="P15"><text:span text:style-name="T5"><text:tab/><text:tab/> first </text:span><text:span text:style-name="T14">=</text:span><text:span text:style-name="T5"> first</text:span><text:span text:style-name="T14">.</text:span><text:span text:style-name="T5">next</text:span><text:span text:style-name="T14">;</text:span></text:p>
      <text:p text:style-name="P15"><text:span text:style-name="T5"><text:tab/><text:tab/> </text:span><text:span text:style-name="T2">return</text:span><text:span text:style-name="T5"> temp</text:span><text:span text:style-name="T14">;</text:span></text:p>
      <text:p text:style-name="P15"><text:span text:style-name="T5"><text:tab/> </text:span><text:span text:style-name="T14">}</text:span></text:p>
      <text:p text:style-name="P15"><text:span text:style-name="T5"><text:tab/> </text:span></text:p>
      <text:p text:style-name="P15"><text:span text:style-name="T5"><text:tab/> @Override</text:span></text:p>
      <text:p text:style-name="P15"><text:span text:style-name="T5"><text:tab/> </text:span><text:span text:style-name="T19">public</text:span><text:span text:style-name="T5"> String toString</text:span><text:span text:style-name="T14">(){</text:span></text:p>
      <text:p text:style-name="P15"><text:span text:style-name="T5"><text:tab/><text:tab/> String str </text:span><text:span text:style-name="T14">=</text:span><text:span text:style-name="T5"> </text:span><text:span text:style-name="T32">""</text:span><text:span text:style-name="T14">;</text:span></text:p>
      <text:p text:style-name="P15"><text:span text:style-name="T5"><text:tab/><text:tab/> Link current </text:span><text:span text:style-name="T14">=</text:span><text:span text:style-name="T5"> first</text:span><text:span text:style-name="T14">;</text:span></text:p>
      <text:p text:style-name="P15"><text:span text:style-name="T5"><text:tab/><text:tab/> </text:span><text:span text:style-name="T2">while</text:span><text:span text:style-name="T14">(</text:span><text:span text:style-name="T5">current </text:span><text:span text:style-name="T14">!=</text:span><text:span text:style-name="T5"> </text:span><text:span text:style-name="T2">null</text:span><text:span text:style-name="T14">){</text:span></text:p>
      <text:p text:style-name="P15"><text:span text:style-name="T5"><text:tab/><text:tab/><text:tab/> str</text:span><text:span text:style-name="T14">+=</text:span><text:span text:style-name="T5"> current</text:span><text:span text:style-name="T14">.</text:span><text:span text:style-name="T5">toString</text:span><text:span text:style-name="T14">();</text:span></text:p>
      <text:p text:style-name="P15"><text:span text:style-name="T5"><text:tab/><text:tab/><text:tab/> current </text:span><text:span text:style-name="T14">=</text:span><text:span text:style-name="T5"> current</text:span><text:span text:style-name="T14">.</text:span><text:span text:style-name="T5">next</text:span><text:span text:style-name="T14">;</text:span></text:p>
      <text:p text:style-name="P15"><text:span text:style-name="T5"><text:tab/><text:tab/> </text:span><text:span text:style-name="T14">}</text:span></text:p>
      <text:p text:style-name="P15"><text:span text:style-name="T5"><text:tab/><text:tab/> </text:span></text:p>
      <text:p text:style-name="P15"><text:span text:style-name="T5"><text:tab/><text:tab/> </text:span><text:span text:style-name="T2">return</text:span><text:span text:style-name="T5"> str</text:span><text:span text:style-name="T14">;</text:span></text:p>
      <text:p text:style-name="P15"><text:span text:style-name="T5"><text:tab/> </text:span><text:span text:style-name="T14">}</text:span></text:p>
      <text:p text:style-name="P15"><text:span text:style-name="T5"><text:s/></text:span><text:span text:style-name="T14">}</text:span></text:p>
      <text:p text:style-name="P15"><text:span text:style-name="T5"><text:s/></text:span></text:p>
      <text:p text:style-name="P15"><text:span text:style-name="T5"><text:s/></text:span></text:p>
      <text:p text:style-name="P15"><text:soft-page-break/><text:span text:style-name="T5"><text:s/></text:span><text:span text:style-name="T25">// Class that using all those classes.</text:span></text:p>
      <text:p text:style-name="P15"><text:span text:style-name="T5"><text:s/></text:span><text:span text:style-name="T19">public</text:span><text:span text:style-name="T5"> </text:span><text:span text:style-name="T19">class</text:span><text:span text:style-name="T5"> MyLinkedList</text:span><text:span text:style-name="T14">{</text:span></text:p>
      <text:p text:style-name="P15"><text:span text:style-name="T5"><text:tab/> </text:span></text:p>
      <text:p text:style-name="P15"><text:span text:style-name="T5"><text:tab/> </text:span><text:span text:style-name="T19">public</text:span><text:span text:style-name="T5"> </text:span><text:span text:style-name="T19">static</text:span><text:span text:style-name="T5"> </text:span><text:span text:style-name="T19">void</text:span><text:span text:style-name="T5"> main</text:span><text:span text:style-name="T14">(</text:span><text:span text:style-name="T5">String</text:span><text:span text:style-name="T14">...</text:span><text:span text:style-name="T5">a</text:span><text:span text:style-name="T14">){</text:span></text:p>
      <text:p text:style-name="P15"><text:span text:style-name="T5"><text:tab/><text:tab/> LinkedList theList </text:span><text:span text:style-name="T14">=</text:span><text:span text:style-name="T5"> </text:span><text:span text:style-name="T2">new</text:span><text:span text:style-name="T5"> LinkedList</text:span><text:span text:style-name="T14">();</text:span></text:p>
      <text:p text:style-name="P15"><text:span text:style-name="T5"><text:tab/><text:tab/> theList</text:span><text:span text:style-name="T14">.</text:span><text:span text:style-name="T5">insertFirst</text:span><text:span text:style-name="T14">(</text:span><text:span text:style-name="T34">22</text:span><text:span text:style-name="T14">);</text:span></text:p>
      <text:p text:style-name="P15"><text:span text:style-name="T5"><text:tab/><text:tab/> theList</text:span><text:span text:style-name="T14">.</text:span><text:span text:style-name="T5">insertFirst</text:span><text:span text:style-name="T14">(</text:span><text:span text:style-name="T34">44</text:span><text:span text:style-name="T14">);</text:span></text:p>
      <text:p text:style-name="P15"><text:span text:style-name="T5"><text:tab/><text:tab/> theList</text:span><text:span text:style-name="T14">.</text:span><text:span text:style-name="T5">insertFirst</text:span><text:span text:style-name="T14">(</text:span><text:span text:style-name="T34">66</text:span><text:span text:style-name="T14">);</text:span></text:p>
      <text:p text:style-name="P15"><text:span text:style-name="T5"><text:tab/><text:tab/> theList</text:span><text:span text:style-name="T14">.</text:span><text:span text:style-name="T5">insertFirst</text:span><text:span text:style-name="T14">(</text:span><text:span text:style-name="T34">88</text:span><text:span text:style-name="T14">);</text:span></text:p>
      <text:p text:style-name="P15"><text:span text:style-name="T5"><text:tab/><text:tab/> </text:span></text:p>
      <text:p text:style-name="P15"><text:span text:style-name="T5"><text:tab/><text:tab/> 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5">theList</text:span><text:span text:style-name="T14">);</text:span></text:p>
      <text:p text:style-name="P15"><text:span text:style-name="T5"><text:tab/><text:tab/> </text:span></text:p>
      <text:p text:style-name="P15"><text:span text:style-name="T5"><text:tab/><text:tab/> </text:span><text:span text:style-name="T25">// Let's delete the first element...</text:span></text:p>
      <text:p text:style-name="P15"><text:span text:style-name="T5"><text:tab/><text:tab/> 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32">"Deleting firstElement..."</text:span><text:span text:style-name="T5"> </text:span><text:span text:style-name="T14">+</text:span><text:span text:style-name="T5"> theList</text:span><text:span text:style-name="T14">.</text:span><text:span text:style-name="T5">deleteFirst</text:span><text:span text:style-name="T14">());</text:span></text:p>
      <text:p text:style-name="P15"><text:span text:style-name="T5"><text:tab/><text:tab/> 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32">"After Deletion: "</text:span><text:span text:style-name="T5"> </text:span><text:span text:style-name="T14">+</text:span><text:span text:style-name="T5"> theList</text:span><text:span text:style-name="T14">);</text:span></text:p>
      <text:p text:style-name="P15"><text:span text:style-name="T5"><text:tab/><text:tab/> </text:span></text:p>
      <text:p text:style-name="P15"><text:span text:style-name="T5"><text:tab/><text:tab/> </text:span><text:span text:style-name="T25">// Now Let's delete the all elements</text:span></text:p>
      <text:p text:style-name="P15"><text:span text:style-name="T5"><text:tab/><text:tab/> </text:span><text:span text:style-name="T2">while</text:span><text:span text:style-name="T14">(!</text:span><text:span text:style-name="T5">theList</text:span><text:span text:style-name="T14">.</text:span><text:span text:style-name="T5">isEmpty</text:span><text:span text:style-name="T14">()){</text:span></text:p>
      <text:p text:style-name="P15"><text:span text:style-name="T5"><text:tab/><text:tab/><text:tab/> Link aLink </text:span><text:span text:style-name="T14">=</text:span><text:span text:style-name="T5"> theList</text:span><text:span text:style-name="T14">.</text:span><text:span text:style-name="T5">deleteFirst</text:span><text:span text:style-name="T14">();</text:span></text:p>
      <text:p text:style-name="P15"><text:span text:style-name="T5"><text:tab/><text:tab/><text:tab/> 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32">"Deleted item is: "</text:span><text:span text:style-name="T5"> </text:span><text:span text:style-name="T14">+</text:span><text:span text:style-name="T5"> aLink</text:span><text:span text:style-name="T14">);</text:span></text:p>
      <text:p text:style-name="P15"><text:span text:style-name="T5"><text:tab/><text:tab/> </text:span><text:span text:style-name="T14">}</text:span></text:p>
      <text:p text:style-name="P15"><text:span text:style-name="T5"><text:tab/><text:tab/> </text:span></text:p>
      <text:p text:style-name="P15"><text:span text:style-name="T5"><text:tab/><text:tab/> 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32">""</text:span><text:span text:style-name="T14">);</text:span></text:p>
      <text:p text:style-name="P15"><text:span text:style-name="T5"><text:tab/><text:tab/> 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32">"Elements rest are: "</text:span><text:span text:style-name="T5"> </text:span><text:span text:style-name="T14">+</text:span><text:span text:style-name="T5"> theList</text:span><text:span text:style-name="T14">);</text:span></text:p>
      <text:p text:style-name="P15"><text:span text:style-name="T5"><text:tab/> </text:span><text:span text:style-name="T14">}</text:span></text:p>
      <text:p text:style-name="P4"><text:span text:style-name="T5"><text:s/></text:span><text:span text:style-name="T14">}</text:span></text:p>
      <text:p text:style-name="P4"><text:span text:style-name="T15"/></text:p>
      <text:p text:style-name="P4"><text:span text:style-name="T15"/></text:p>
      <text:p text:style-name="P9"><text:span text:style-name="T50">P</text:span><text:span text:style-name="T41">rogram: Finding Linked List Element</text:span></text:p>
      <text:p text:style-name="P5"><text:span text:style-name="T14"/></text:p>
      <text:p text:style-name="P3"><text:span text:style-name="T21">class</text:span><text:span text:style-name="T6"> Link</text:span><text:span text:style-name="T14">{</text:span></text:p>
      <text:p text:style-name="P10"><text:span text:style-name="T5"><text:tab/></text:span><text:span text:style-name="T19">public</text:span><text:span text:style-name="T5"> </text:span><text:span text:style-name="T19">int</text:span><text:span text:style-name="T5"> iData</text:span><text:span text:style-name="T14">;</text:span></text:p>
      <text:p text:style-name="P10"><text:span text:style-name="T5"><text:tab/></text:span><text:span text:style-name="T19">public</text:span><text:span text:style-name="T5"> Link next</text:span><text:span text:style-name="T14">;</text:span></text:p>
      <text:p text:style-name="P10"><text:span text:style-name="T5"><text:tab/></text:span></text:p>
      <text:p text:style-name="P10"><text:span text:style-name="T5"><text:tab/></text:span><text:span text:style-name="T19">public</text:span><text:span text:style-name="T5"> Link</text:span><text:span text:style-name="T14">(</text:span><text:span text:style-name="T19">int</text:span><text:span text:style-name="T5"> id</text:span><text:span text:style-name="T14">){</text:span></text:p>
      <text:p text:style-name="P10"><text:span text:style-name="T5"><text:tab/><text:tab/>iData</text:span><text:span text:style-name="T14">=</text:span><text:span text:style-name="T5">id</text:span><text:span text:style-name="T14">;</text:span></text:p>
      <text:p text:style-name="P10"><text:span text:style-name="T5"><text:tab/></text:span><text:span text:style-name="T14">}</text:span></text:p>
      <text:p text:style-name="P10"><text:span text:style-name="T5"><text:tab/></text:span></text:p>
      <text:p text:style-name="P10"><text:span text:style-name="T5"><text:tab/></text:span><text:span text:style-name="T19">public</text:span><text:span text:style-name="T5"> String toString</text:span><text:span text:style-name="T14">(){</text:span></text:p>
      <text:p text:style-name="P10"><text:span text:style-name="T5"><text:tab/><text:tab/></text:span><text:span text:style-name="T2">return</text:span><text:span text:style-name="T5"> </text:span><text:span text:style-name="T32">"{"</text:span><text:span text:style-name="T14">+</text:span><text:span text:style-name="T5">iData</text:span><text:span text:style-name="T14">+</text:span><text:span text:style-name="T32">"}"</text:span><text:span text:style-name="T14">;</text:span></text:p>
      <text:p text:style-name="P10"><text:span text:style-name="T5"><text:tab/></text:span><text:span text:style-name="T14">}</text:span></text:p>
      <text:p text:style-name="P10"><text:span text:style-name="T14">}</text:span></text:p>
      <text:p text:style-name="P7"/>
      <text:p text:style-name="P10"><text:span text:style-name="T19">class</text:span><text:span text:style-name="T5"> LinkList</text:span><text:span text:style-name="T14">{</text:span></text:p>
      <text:p text:style-name="P10"><text:span text:style-name="T5"><text:tab/></text:span></text:p>
      <text:p text:style-name="P10"><text:span text:style-name="T5"><text:tab/></text:span><text:span text:style-name="T19">private</text:span><text:span text:style-name="T5"> Link first</text:span><text:span text:style-name="T14">;</text:span></text:p>
      <text:p text:style-name="P10"><text:span text:style-name="T5"><text:tab/></text:span></text:p>
      <text:p text:style-name="P10"><text:span text:style-name="T5"><text:tab/></text:span><text:span text:style-name="T19">public</text:span><text:span text:style-name="T5"> LinkList</text:span><text:span text:style-name="T14">(){</text:span></text:p>
      <text:p text:style-name="P10"><text:span text:style-name="T5"><text:tab/><text:tab/>first</text:span><text:span text:style-name="T14">=</text:span><text:span text:style-name="T2">null</text:span><text:span text:style-name="T14">;</text:span></text:p>
      <text:p text:style-name="P10"><text:span text:style-name="T5"><text:tab/></text:span><text:span text:style-name="T14">}</text:span></text:p>
      <text:p text:style-name="P10"><text:span text:style-name="T5"><text:tab/></text:span></text:p>
      <text:p text:style-name="P10"><text:span text:style-name="T5"><text:tab/></text:span><text:span text:style-name="T19">public</text:span><text:span text:style-name="T5"> </text:span><text:span text:style-name="T19">boolean</text:span><text:span text:style-name="T5"> isEmpty</text:span><text:span text:style-name="T14">(){</text:span></text:p>
      <text:p text:style-name="P10"><text:span text:style-name="T5"><text:tab/><text:tab/></text:span><text:span text:style-name="T2">return</text:span><text:span text:style-name="T5"> </text:span><text:span text:style-name="T14">(</text:span><text:span text:style-name="T5">first</text:span><text:span text:style-name="T14">==</text:span><text:span text:style-name="T2">null</text:span><text:span text:style-name="T14">);</text:span></text:p>
      <text:p text:style-name="P10"><text:span text:style-name="T5"><text:tab/></text:span><text:span text:style-name="T14">}</text:span></text:p>
      <text:p text:style-name="P10"><text:span text:style-name="T5"><text:tab/></text:span></text:p>
      <text:p text:style-name="P10"><text:span text:style-name="T5"><text:tab/></text:span><text:span text:style-name="T19">public</text:span><text:span text:style-name="T5"> </text:span><text:span text:style-name="T19">void</text:span><text:span text:style-name="T5"> insertFirst</text:span><text:span text:style-name="T14">(</text:span><text:span text:style-name="T19">int</text:span><text:span text:style-name="T5"> id</text:span><text:span text:style-name="T14">){</text:span></text:p>
      <text:p text:style-name="P10"><text:span text:style-name="T5"><text:tab/><text:tab/>Link newLink</text:span><text:span text:style-name="T14">=</text:span><text:span text:style-name="T2">new</text:span><text:span text:style-name="T5"> Link</text:span><text:span text:style-name="T14">(</text:span><text:span text:style-name="T5">id</text:span><text:span text:style-name="T14">);</text:span></text:p>
      <text:p text:style-name="P10"><text:span text:style-name="T5"><text:tab/><text:tab/>newLink</text:span><text:span text:style-name="T14">.</text:span><text:span text:style-name="T5">next</text:span><text:span text:style-name="T14">=</text:span><text:span text:style-name="T5">first</text:span><text:span text:style-name="T14">;</text:span></text:p>
      <text:p text:style-name="P10"><text:span text:style-name="T5"><text:tab/><text:tab/>first</text:span><text:span text:style-name="T14">=</text:span><text:span text:style-name="T5">newLink</text:span><text:span text:style-name="T14">;</text:span></text:p>
      <text:p text:style-name="P10"><text:soft-page-break/><text:span text:style-name="T5"><text:tab/></text:span><text:span text:style-name="T14">}</text:span></text:p>
      <text:p text:style-name="P10"><text:span text:style-name="T5"><text:tab/></text:span></text:p>
      <text:p text:style-name="P10"><text:span text:style-name="T5"><text:tab/></text:span><text:span text:style-name="T19">public</text:span><text:span text:style-name="T5"> Link delete</text:span><text:span text:style-name="T14">(</text:span><text:span text:style-name="T19">int</text:span><text:span text:style-name="T5"> key</text:span><text:span text:style-name="T14">){</text:span></text:p>
      <text:p text:style-name="P10"><text:span text:style-name="T5"><text:tab/><text:tab/>Link current</text:span><text:span text:style-name="T14">=</text:span><text:span text:style-name="T5">first</text:span><text:span text:style-name="T14">;</text:span></text:p>
      <text:p text:style-name="P10"><text:span text:style-name="T5"><text:tab/><text:tab/>Link previous</text:span><text:span text:style-name="T14">=</text:span><text:span text:style-name="T5">first</text:span><text:span text:style-name="T14">;</text:span></text:p>
      <text:p text:style-name="P10"><text:span text:style-name="T5"><text:tab/><text:tab/></text:span></text:p>
      <text:p text:style-name="P10"><text:span text:style-name="T5"><text:tab/><text:tab/></text:span><text:span text:style-name="T2">while</text:span><text:span text:style-name="T14">(</text:span><text:span text:style-name="T5">current</text:span><text:span text:style-name="T14">.</text:span><text:span text:style-name="T5">iData</text:span><text:span text:style-name="T14">!=</text:span><text:span text:style-name="T5">key</text:span><text:span text:style-name="T14">){</text:span></text:p>
      <text:p text:style-name="P10"><text:span text:style-name="T5"><text:tab/><text:tab/><text:tab/></text:span><text:span text:style-name="T2">if</text:span><text:span text:style-name="T14">(</text:span><text:span text:style-name="T5">current</text:span><text:span text:style-name="T14">.</text:span><text:span text:style-name="T5">next</text:span><text:span text:style-name="T14">==</text:span><text:span text:style-name="T2">null</text:span><text:span text:style-name="T14">)</text:span></text:p>
      <text:p text:style-name="P10"><text:span text:style-name="T5"><text:tab/><text:tab/><text:tab/><text:tab/></text:span><text:span text:style-name="T2">return</text:span><text:span text:style-name="T5"> </text:span><text:span text:style-name="T2">null</text:span><text:span text:style-name="T14">;</text:span></text:p>
      <text:p text:style-name="P10"><text:span text:style-name="T5"><text:tab/><text:tab/><text:tab/></text:span><text:span text:style-name="T2">else</text:span></text:p>
      <text:p text:style-name="P10"><text:span text:style-name="T5"><text:tab/><text:tab/><text:tab/></text:span><text:span text:style-name="T14">{</text:span></text:p>
      <text:p text:style-name="P10"><text:span text:style-name="T5"><text:tab/><text:tab/><text:tab/><text:tab/>previous</text:span><text:span text:style-name="T14">=</text:span><text:span text:style-name="T5">current</text:span><text:span text:style-name="T14">;</text:span></text:p>
      <text:p text:style-name="P10"><text:span text:style-name="T5"><text:tab/><text:tab/><text:tab/><text:tab/>current</text:span><text:span text:style-name="T14">=</text:span><text:span text:style-name="T5">current</text:span><text:span text:style-name="T14">.</text:span><text:span text:style-name="T5">next</text:span><text:span text:style-name="T14">;</text:span></text:p>
      <text:p text:style-name="P10"><text:span text:style-name="T5"><text:tab/><text:tab/><text:tab/></text:span><text:span text:style-name="T14">}</text:span></text:p>
      <text:p text:style-name="P10"><text:span text:style-name="T5"><text:tab/><text:tab/></text:span><text:span text:style-name="T14">}</text:span></text:p>
      <text:p text:style-name="P10"><text:span text:style-name="T5"><text:tab/><text:tab/></text:span></text:p>
      <text:p text:style-name="P10"><text:span text:style-name="T5"><text:tab/><text:tab/></text:span><text:span text:style-name="T2">if</text:span><text:span text:style-name="T14">(</text:span><text:span text:style-name="T5">current</text:span><text:span text:style-name="T14">==</text:span><text:span text:style-name="T5">first</text:span><text:span text:style-name="T14">)</text:span><text:span text:style-name="T5"><text:tab/>first</text:span><text:span text:style-name="T14">=</text:span><text:span text:style-name="T5">first</text:span><text:span text:style-name="T14">.</text:span><text:span text:style-name="T5">next</text:span><text:span text:style-name="T14">;</text:span></text:p>
      <text:p text:style-name="P10"><text:span text:style-name="T5"><text:tab/><text:tab/></text:span><text:span text:style-name="T2">else</text:span><text:span text:style-name="T5"> previous</text:span><text:span text:style-name="T14">.</text:span><text:span text:style-name="T5">next</text:span><text:span text:style-name="T14">=</text:span><text:span text:style-name="T5">current</text:span><text:span text:style-name="T14">.</text:span><text:span text:style-name="T5">next</text:span><text:span text:style-name="T14">;</text:span></text:p>
      <text:p text:style-name="P10"><text:span text:style-name="T5"><text:tab/><text:tab/></text:span><text:span text:style-name="T2">return</text:span><text:span text:style-name="T5"> current</text:span><text:span text:style-name="T14">;</text:span></text:p>
      <text:p text:style-name="P10"><text:span text:style-name="T5"><text:tab/></text:span><text:span text:style-name="T14">}</text:span></text:p>
      <text:p text:style-name="P10"><text:span text:style-name="T5"><text:tab/></text:span></text:p>
      <text:p text:style-name="P10"><text:span text:style-name="T5"><text:tab/></text:span><text:span text:style-name="T19">public</text:span><text:span text:style-name="T5"> Link find</text:span><text:span text:style-name="T14">(</text:span><text:span text:style-name="T19">int</text:span><text:span text:style-name="T5"> key</text:span><text:span text:style-name="T14">){</text:span></text:p>
      <text:p text:style-name="P10"><text:span text:style-name="T5"><text:tab/><text:tab/>Link current</text:span><text:span text:style-name="T14">=</text:span><text:span text:style-name="T5">first</text:span><text:span text:style-name="T14">;</text:span></text:p>
      <text:p text:style-name="P10"><text:span text:style-name="T5"><text:tab/><text:tab/></text:span><text:span text:style-name="T2">while</text:span><text:span text:style-name="T14">(</text:span><text:span text:style-name="T5">current</text:span><text:span text:style-name="T14">.</text:span><text:span text:style-name="T5">iData</text:span><text:span text:style-name="T14">!=</text:span><text:span text:style-name="T5">key</text:span><text:span text:style-name="T14">){</text:span></text:p>
      <text:p text:style-name="P10"><text:span text:style-name="T5"><text:tab/><text:tab/><text:tab/></text:span><text:span text:style-name="T2">if</text:span><text:span text:style-name="T14">(</text:span><text:span text:style-name="T5">current</text:span><text:span text:style-name="T14">.</text:span><text:span text:style-name="T5">next</text:span><text:span text:style-name="T14">==</text:span><text:span text:style-name="T2">null</text:span><text:span text:style-name="T14">)</text:span></text:p>
      <text:p text:style-name="P10"><text:span text:style-name="T5"><text:tab/><text:tab/><text:tab/><text:tab/></text:span><text:span text:style-name="T2">return</text:span><text:span text:style-name="T5"> </text:span><text:span text:style-name="T2">null</text:span><text:span text:style-name="T14">;</text:span></text:p>
      <text:p text:style-name="P10"><text:span text:style-name="T5"><text:tab/><text:tab/><text:tab/></text:span><text:span text:style-name="T2">else</text:span></text:p>
      <text:p text:style-name="P10"><text:span text:style-name="T5"><text:tab/><text:tab/><text:tab/><text:tab/>current</text:span><text:span text:style-name="T14">=</text:span><text:span text:style-name="T5">current</text:span><text:span text:style-name="T14">.</text:span><text:span text:style-name="T5">next</text:span><text:span text:style-name="T14">;</text:span></text:p>
      <text:p text:style-name="P10"><text:span text:style-name="T5"><text:tab/><text:tab/></text:span><text:span text:style-name="T14">}</text:span></text:p>
      <text:p text:style-name="P10"><text:span text:style-name="T5"><text:tab/><text:tab/></text:span><text:span text:style-name="T2">return</text:span><text:span text:style-name="T5"> current</text:span><text:span text:style-name="T14">;</text:span></text:p>
      <text:p text:style-name="P10"><text:span text:style-name="T5"><text:tab/></text:span><text:span text:style-name="T14">}</text:span></text:p>
      <text:p text:style-name="P10"><text:span text:style-name="T5"><text:tab/></text:span></text:p>
      <text:p text:style-name="P10"><text:span text:style-name="T5"><text:tab/></text:span><text:span text:style-name="T19">public</text:span><text:span text:style-name="T5"> String toString</text:span><text:span text:style-name="T14">(){</text:span></text:p>
      <text:p text:style-name="P10"><text:span text:style-name="T5"><text:tab/><text:tab/>String str</text:span><text:span text:style-name="T14">=</text:span><text:span text:style-name="T32">""</text:span><text:span text:style-name="T14">;</text:span></text:p>
      <text:p text:style-name="P10"><text:span text:style-name="T5"><text:tab/><text:tab/>Link current</text:span><text:span text:style-name="T14">=</text:span><text:span text:style-name="T5">first</text:span><text:span text:style-name="T14">;</text:span></text:p>
      <text:p text:style-name="P10"><text:span text:style-name="T5"><text:tab/><text:tab/></text:span><text:span text:style-name="T2">while</text:span><text:span text:style-name="T14">(</text:span><text:span text:style-name="T5">current</text:span><text:span text:style-name="T14">!=</text:span><text:span text:style-name="T2">null</text:span><text:span text:style-name="T14">){</text:span></text:p>
      <text:p text:style-name="P10"><text:span text:style-name="T5"><text:tab/><text:tab/><text:tab/>str</text:span><text:span text:style-name="T14">+=</text:span><text:span text:style-name="T5">current</text:span><text:span text:style-name="T14">.</text:span><text:span text:style-name="T5">toString</text:span><text:span text:style-name="T14">();</text:span></text:p>
      <text:p text:style-name="P10"><text:span text:style-name="T5"><text:tab/><text:tab/><text:tab/>current</text:span><text:span text:style-name="T14">=</text:span><text:span text:style-name="T5">current</text:span><text:span text:style-name="T14">.</text:span><text:span text:style-name="T5">next</text:span><text:span text:style-name="T14">;</text:span></text:p>
      <text:p text:style-name="P10"><text:span text:style-name="T5"><text:tab/><text:tab/></text:span><text:span text:style-name="T14">}</text:span></text:p>
      <text:p text:style-name="P10"><text:span text:style-name="T5"><text:tab/><text:tab/></text:span><text:span text:style-name="T2">return</text:span><text:span text:style-name="T5"> str</text:span><text:span text:style-name="T14">;</text:span></text:p>
      <text:p text:style-name="P10"><text:span text:style-name="T5"><text:tab/></text:span><text:span text:style-name="T14">}</text:span></text:p>
      <text:p text:style-name="P10"><text:span text:style-name="T14">}</text:span></text:p>
      <text:p text:style-name="P7"/>
      <text:p text:style-name="P10"><text:span text:style-name="T25">//class</text:span></text:p>
      <text:p text:style-name="P10"><text:span text:style-name="T19">public</text:span><text:span text:style-name="T5"> </text:span><text:span text:style-name="T19">class</text:span><text:span text:style-name="T5"> FindingLinkedList</text:span><text:span text:style-name="T14">{</text:span></text:p>
      <text:p text:style-name="P10"><text:span text:style-name="T5"><text:tab/></text:span></text:p>
      <text:p text:style-name="P10"><text:span text:style-name="T5"><text:tab/></text:span><text:span text:style-name="T19">public</text:span><text:span text:style-name="T5"> </text:span><text:span text:style-name="T19">static</text:span><text:span text:style-name="T5"> </text:span><text:span text:style-name="T19">void</text:span><text:span text:style-name="T5"> main</text:span><text:span text:style-name="T14">(</text:span><text:span text:style-name="T5">String arg</text:span><text:span text:style-name="T14">[]){</text:span></text:p>
      <text:p text:style-name="P10"><text:span text:style-name="T5"><text:tab/><text:tab/></text:span></text:p>
      <text:p text:style-name="P10"><text:span text:style-name="T5"><text:tab/><text:tab/>LinkList theList</text:span><text:span text:style-name="T14">=</text:span><text:span text:style-name="T2">new</text:span><text:span text:style-name="T5"> LinkList</text:span><text:span text:style-name="T14">();</text:span></text:p>
      <text:p text:style-name="P10"><text:span text:style-name="T5"><text:tab/><text:tab/>theList</text:span><text:span text:style-name="T14">.</text:span><text:span text:style-name="T5">insertFirst</text:span><text:span text:style-name="T14">(</text:span><text:span text:style-name="T34">22</text:span><text:span text:style-name="T14">);</text:span></text:p>
      <text:p text:style-name="P10"><text:span text:style-name="T5"><text:tab/><text:tab/>theList</text:span><text:span text:style-name="T14">.</text:span><text:span text:style-name="T5">insertFirst</text:span><text:span text:style-name="T14">(</text:span><text:span text:style-name="T34">44</text:span><text:span text:style-name="T14">);</text:span></text:p>
      <text:p text:style-name="P10"><text:span text:style-name="T5"><text:tab/><text:tab/>theList</text:span><text:span text:style-name="T14">.</text:span><text:span text:style-name="T5">insertFirst</text:span><text:span text:style-name="T14">(</text:span><text:span text:style-name="T34">66</text:span><text:span text:style-name="T14">);</text:span></text:p>
      <text:p text:style-name="P10"><text:span text:style-name="T5"><text:tab/><text:tab/>theList</text:span><text:span text:style-name="T14">.</text:span><text:span text:style-name="T5">insertFirst</text:span><text:span text:style-name="T14">(</text:span><text:span text:style-name="T34">88</text:span><text:span text:style-name="T14">);</text:span></text:p>
      <text:p text:style-name="P10"><text:span text:style-name="T5"><text:tab/><text:tab/></text:span></text:p>
      <text:p text:style-name="P10"><text:span text:style-name="T5"><text:tab/><text:tab/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32">"Actual List: "</text:span><text:span text:style-name="T5"> </text:span><text:span text:style-name="T14">+</text:span><text:span text:style-name="T5"> theList</text:span><text:span text:style-name="T14">);</text:span></text:p>
      <text:p text:style-name="P10"><text:span text:style-name="T5"><text:tab/><text:tab/></text:span></text:p>
      <text:p text:style-name="P10"><text:span text:style-name="T5"><text:tab/><text:tab/></text:span><text:span text:style-name="T25">// Let's find the element</text:span></text:p>
      <text:p text:style-name="P10"><text:span text:style-name="T5"><text:tab/><text:tab/>Link In </text:span><text:span text:style-name="T14">=</text:span><text:span text:style-name="T5"> theList</text:span><text:span text:style-name="T14">.</text:span><text:span text:style-name="T5">find</text:span><text:span text:style-name="T14">(</text:span><text:span text:style-name="T34">44</text:span><text:span text:style-name="T14">);</text:span></text:p>
      <text:p text:style-name="P10"><text:soft-page-break/><text:span text:style-name="T5"><text:tab/><text:tab/></text:span></text:p>
      <text:p text:style-name="P10"><text:span text:style-name="T5"><text:tab/><text:tab/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32">"Element Available: "</text:span><text:span text:style-name="T5"> </text:span><text:span text:style-name="T14">+</text:span><text:span text:style-name="T5"> In</text:span><text:span text:style-name="T14">);</text:span></text:p>
      <text:p text:style-name="P10"><text:span text:style-name="T5"><text:tab/><text:tab/></text:span></text:p>
      <text:p text:style-name="P10"><text:span text:style-name="T5"><text:tab/><text:tab/>Link aLink </text:span><text:span text:style-name="T14">=</text:span><text:span text:style-name="T5"> theList</text:span><text:span text:style-name="T14">.</text:span><text:span text:style-name="T5">delete</text:span><text:span text:style-name="T14">(</text:span><text:span text:style-name="T34">44</text:span><text:span text:style-name="T14">);</text:span></text:p>
      <text:p text:style-name="P10"><text:span text:style-name="T5"><text:tab/><text:tab/>System</text:span><text:span text:style-name="T14">.</text:span><text:span text:style-name="T5">out</text:span><text:span text:style-name="T14">.</text:span><text:span text:style-name="T5">println</text:span><text:span text:style-name="T14">(</text:span><text:span text:style-name="T32">"After Deletion: "</text:span><text:span text:style-name="T5"> </text:span><text:span text:style-name="T14">+</text:span><text:span text:style-name="T5"> theList</text:span><text:span text:style-name="T14">);</text:span></text:p>
      <text:p text:style-name="P10"><text:span text:style-name="T5"><text:tab/><text:tab/></text:span></text:p>
      <text:p text:style-name="P10"><text:span text:style-name="T5"><text:tab/></text:span><text:span text:style-name="T14">}</text:span></text:p>
      <text:p text:style-name="P3"><text:span text:style-name="T14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Verdana" svg:font-family="Verdana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0.90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5:14:43.062193499</meta:creation-date>
    <dc:date>2018-04-26T15:41:45.832068660</dc:date>
    <meta:editing-duration>PT26M55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10" meta:paragraph-count="470" meta:word-count="1259" meta:character-count="11499" meta:non-whitespace-character-count="9780"/>
  </office:meta>
</office:document-meta>
</file>